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4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5.450352183432" calcext:value-type="float">
            <text:p>185.450352183432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1.937902069527" calcext:value-type="float">
            <text:p>191.937902069527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81.326715976301" calcext:value-type="float">
            <text:p>181.326715976301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75.045221424794" calcext:value-type="float">
            <text:p>275.0452214247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6.27208" calcext:value-type="float">
            <text:p>96.27208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6.99591" calcext:value-type="float">
            <text:p>96.99591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4" calcext:value-type="float">
            <text:p>96.9999999999464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7.97" calcext:value-type="float">
            <text:p>387.97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2.929999999949" calcext:value-type="float">
            <text:p>382.929999999949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80.84" calcext:value-type="float">
            <text:p>380.84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474943" calcext:value-type="float">
            <text:p>0.000747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67079" calcext:value-type="float">
            <text:p>0.00069670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211614" calcext:value-type="float">
            <text:p>0.0000132116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968215" calcext:value-type="float">
            <text:p>0.00059682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316347" calcext:value-type="float">
            <text:p>0.000143163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7571801" calcext:value-type="float">
            <text:p>0.000175718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2808588" calcext:value-type="float">
            <text:p>0.000032808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563866" calcext:value-type="float">
            <text:p>0.00086563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359274" calcext:value-type="float">
            <text:p>0.000133592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525153" calcext:value-type="float">
            <text:p>0.00003525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0211564" calcext:value-type="float">
            <text:p>0.0001102115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6462" calcext:value-type="float">
            <text:p>0.000165264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454134" calcext:value-type="float">
            <text:p>0.00054454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384945" calcext:value-type="float">
            <text:p>0.000213849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34986" calcext:value-type="float">
            <text:p>0.00033349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7414" calcext:value-type="float">
            <text:p>0.0001163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918915" calcext:value-type="float">
            <text:p>0.00037918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1383" calcext:value-type="float">
            <text:p>0.00081913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049036" calcext:value-type="float">
            <text:p>0.0000160490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20061" calcext:value-type="float">
            <text:p>0.00060200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63344" calcext:value-type="float">
            <text:p>0.000477633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871472" calcext:value-type="float">
            <text:p>0.000258714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4197248" calcext:value-type="float">
            <text:p>0.0000541972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184647" calcext:value-type="float">
            <text:p>0.00023184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281584" calcext:value-type="float">
            <text:p>0.000872815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173752" calcext:value-type="float">
            <text:p>0.0007173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157905" calcext:value-type="float">
            <text:p>0.000401579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919154" calcext:value-type="float">
            <text:p>0.000869191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80285" calcext:value-type="float">
            <text:p>0.00002802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29109162" calcext:value-type="float">
            <text:p>0.00000291091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30792" calcext:value-type="float">
            <text:p>0.00025307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584943" calcext:value-type="float">
            <text:p>0.0003958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188744" calcext:value-type="float">
            <text:p>0.000521887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893977" calcext:value-type="float">
            <text:p>0.000398939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94578" calcext:value-type="float">
            <text:p>0.0004009457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869798" calcext:value-type="float">
            <text:p>0.000869798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624124" calcext:value-type="float">
            <text:p>0.0008624124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18333818" calcext:value-type="float">
            <text:p>0.00018333818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9317672" calcext:value-type="float">
            <text:p>0.0009317672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1029375" calcext:value-type="float">
            <text:p>0.00031029375</text:p>
          </table:table-cell>
          <table:table-cell office:value-type="float" office:value="349.205" calcext:value-type="float">
            <text:p>349.205</text:p>
          </table:table-cell>
          <table:table-cell office:value-type="float" office:value="0.00028777838" calcext:value-type="float">
            <text:p>0.00028777838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3653406" calcext:value-type="float">
            <text:p>0.00043653406</text:p>
          </table:table-cell>
          <table:table-cell office:value-type="float" office:value="349.2121" calcext:value-type="float">
            <text:p>349.2121</text:p>
          </table:table-cell>
          <table:table-cell office:value-type="float" office:value="0.0009858146" calcext:value-type="float">
            <text:p>0.0009858146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27159476" calcext:value-type="float">
            <text:p>0.00027159476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14652604" calcext:value-type="float">
            <text:p>0.0001465260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23047041" calcext:value-type="float">
            <text:p>0.00023047041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8594402" calcext:value-type="float">
            <text:p>0.0008594402</text:p>
          </table:table-cell>
          <table:table-cell office:value-type="float" office:value="349.2208" calcext:value-type="float">
            <text:p>349.2208</text:p>
          </table:table-cell>
          <table:table-cell office:value-type="float" office:value="0.0006769866" calcext:value-type="float">
            <text:p>0.0006769866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48898545" calcext:value-type="float">
            <text:p>0.00048898545</text:p>
          </table:table-cell>
          <table:table-cell office:value-type="float" office:value="349.20822" calcext:value-type="float">
            <text:p>349.20822</text:p>
          </table:table-cell>
          <table:table-cell office:value-type="float" office:value="0.0008146226" calcext:value-type="float">
            <text:p>0.0008146226</text:p>
          </table:table-cell>
          <table:table-cell office:value-type="float" office:value="349.63828" calcext:value-type="float">
            <text:p>349.63828</text:p>
          </table:table-cell>
          <table:table-cell office:value-type="float" office:value="0.00054089783" calcext:value-type="float">
            <text:p>0.00054089783</text:p>
          </table:table-cell>
          <table:table-cell office:value-type="float" office:value="349.2127" calcext:value-type="float">
            <text:p>349.2127</text:p>
          </table:table-cell>
          <table:table-cell office:value-type="float" office:value="0.00067498966" calcext:value-type="float">
            <text:p>0.00067498966</text:p>
          </table:table-cell>
          <table:table-cell office:value-type="float" office:value="349.20886" calcext:value-type="float">
            <text:p>349.20886</text:p>
          </table:table-cell>
          <table:table-cell office:value-type="float" office:value="0.0009659159" calcext:value-type="float">
            <text:p>0.0009659159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17030246" calcext:value-type="float">
            <text:p>0.00017030246</text:p>
          </table:table-cell>
          <table:table-cell office:value-type="float" office:value="349.34048" calcext:value-type="float">
            <text:p>349.34048</text:p>
          </table:table-cell>
          <table:table-cell office:value-type="float" office:value="0.0008326961" calcext:value-type="float">
            <text:p>0.0008326961</text:p>
          </table:table-cell>
          <table:table-cell office:value-type="float" office:value="349.2069" calcext:value-type="float">
            <text:p>349.2069</text:p>
          </table:table-cell>
          <table:table-cell office:value-type="float" office:value="0.0005896413" calcext:value-type="float">
            <text:p>0.0005896413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4961722" calcext:value-type="float">
            <text:p>0.00044961722</text:p>
          </table:table-cell>
          <table:table-cell office:value-type="float" office:value="349.20572" calcext:value-type="float">
            <text:p>349.20572</text:p>
          </table:table-cell>
          <table:table-cell office:value-type="float" office:value="0.00038898998" calcext:value-type="float">
            <text:p>0.00038898998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4460018" calcext:value-type="float">
            <text:p>0.00034460018</text:p>
          </table:table-cell>
          <table:table-cell office:value-type="float" office:value="349.3027" calcext:value-type="float">
            <text:p>349.3027</text:p>
          </table:table-cell>
          <table:table-cell office:value-type="float" office:value="0.0009834674" calcext:value-type="float">
            <text:p>0.000983467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88367413" calcext:value-type="float">
            <text:p>0.00088367413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8541875" calcext:value-type="float">
            <text:p>0.0008541875</text:p>
          </table:table-cell>
          <table:table-cell office:value-type="float" office:value="349.21356" calcext:value-type="float">
            <text:p>349.21356</text:p>
          </table:table-cell>
          <table:table-cell office:value-type="float" office:value="0.0009724631" calcext:value-type="float">
            <text:p>0.0009724631</text:p>
          </table:table-cell>
          <table:table-cell office:value-type="float" office:value="349.2031" calcext:value-type="float">
            <text:p>349.2031</text:p>
          </table:table-cell>
          <table:table-cell office:value-type="float" office:value="0.00014627806" calcext:value-type="float">
            <text:p>0.0001462780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11774069" calcext:value-type="float">
            <text:p>0.00011774069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184" calcext:value-type="float">
            <text:p>349.2184</text:p>
          </table:table-cell>
          <table:table-cell office:value-type="float" office:value="0.0005362907" calcext:value-type="float">
            <text:p>0.0005362907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6402963" calcext:value-type="float">
            <text:p>0.0006402963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216901" calcext:value-type="float">
            <text:p>0.0006216901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77733956" calcext:value-type="float">
            <text:p>0.00077733956</text:p>
          </table:table-cell>
          <table:table-cell office:value-type="float" office:value="349.21127" calcext:value-type="float">
            <text:p>349.21127</text:p>
          </table:table-cell>
        </table:table-row>
        <table:table-row table:style-name="ro1">
          <table:table-cell office:value-type="float" office:value="5.3336344" calcext:value-type="float">
            <text:p>5.333634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835" calcext:value-type="float">
            <text:p>5.666835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" calcext:value-type="float">
            <text:p>6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5.224952" calcext:value-type="float">
            <text:p>5.224952</text:p>
          </table:table-cell>
          <table:table-cell office:value-type="float" office:value="187.20358" calcext:value-type="float">
            <text:p>187.2035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6" calcext:value-type="float">
            <text:p>6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" calcext:value-type="float">
            <text:p>5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" calcext:value-type="float">
            <text:p>6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" calcext:value-type="float">
            <text:p>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6877017" calcext:value-type="float">
            <text:p>5.6877017</text:p>
          </table:table-cell>
          <table:table-cell office:value-type="float" office:value="165.60437" calcext:value-type="float">
            <text:p>165.60437</text:p>
          </table:table-cell>
          <table:table-cell office:value-type="float" office:value="6.30088" calcext:value-type="float">
            <text:p>6.30088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" calcext:value-type="float">
            <text:p>5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4654" calcext:value-type="float">
            <text:p>6.0004654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6.2829733" calcext:value-type="float">
            <text:p>6.2829733</text:p>
          </table:table-cell>
          <table:table-cell office:value-type="float" office:value="187.3027" calcext:value-type="float">
            <text:p>187.3027</text:p>
          </table:table-cell>
          <table:table-cell office:value-type="float" office:value="8.90384" calcext:value-type="float">
            <text:p>8.90384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8.783144" calcext:value-type="float">
            <text:p>18.783144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1.842588" calcext:value-type="float">
            <text:p>21.842588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" calcext:value-type="float">
            <text:p>6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" calcext:value-type="float">
            <text:p>5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" calcext:value-type="float">
            <text:p>6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5.333791" calcext:value-type="float">
            <text:p>5.333791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352" calcext:value-type="float">
            <text:p>5.00035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962" calcext:value-type="float">
            <text:p>5.666962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6.8778462" calcext:value-type="float">
            <text:p>6.8778462</text:p>
          </table:table-cell>
          <table:table-cell office:value-type="float" office:value="236.7904" calcext:value-type="float">
            <text:p>236.7904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8998456" calcext:value-type="float">
            <text:p>5.8998456</text:p>
          </table:table-cell>
          <table:table-cell office:value-type="float" office:value="171.96869" calcext:value-type="float">
            <text:p>171.96869</text:p>
          </table:table-cell>
          <table:table-cell office:value-type="float" office:value="6.3502865" calcext:value-type="float">
            <text:p>6.3502865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725" calcext:value-type="float">
            <text:p>6.000725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8.537635" calcext:value-type="float">
            <text:p>8.537635</text:p>
          </table:table-cell>
          <table:table-cell office:value-type="float" office:value="254.94255" calcext:value-type="float">
            <text:p>254.94255</text:p>
          </table:table-cell>
          <table:table-cell office:value-type="float" office:value="9.0817" calcext:value-type="float">
            <text:p>9.0817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9.346777" calcext:value-type="float">
            <text:p>19.346777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2.44477" calcext:value-type="float">
            <text:p>22.44477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7.5314913" calcext:value-type="float">
            <text:p>7.5314913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5003" calcext:value-type="float">
            <text:p>176.95003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97" calcext:value-type="float">
            <text:p>166.14497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34" calcext:value-type="float">
            <text:p>155.3433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521" calcext:value-type="float">
            <text:p>144.5521</text:p>
          </table:table-cell>
          <table:table-cell office:value-type="float" office:value="12.385139" calcext:value-type="float">
            <text:p>12.385139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413" calcext:value-type="float">
            <text:p>161.014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329" calcext:value-type="float">
            <text:p>150.21329</text:p>
          </table:table-cell>
          <table:table-cell office:value-type="float" office:value="12.67488" calcext:value-type="float">
            <text:p>12.67488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6.799124" calcext:value-type="float">
            <text:p>6.799124</text:p>
          </table:table-cell>
          <table:table-cell office:value-type="float" office:value="133.49078" calcext:value-type="float">
            <text:p>133.49078</text:p>
          </table:table-cell>
          <table:table-cell office:value-type="float" office:value="7.53662" calcext:value-type="float">
            <text:p>7.53662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821" calcext:value-type="float">
            <text:p>111.87821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50826" calcext:value-type="float">
            <text:p>101.50826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3249636" calcext:value-type="float">
            <text:p>6.3249636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780254" calcext:value-type="float">
            <text:p>6.780254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1402225" calcext:value-type="float">
            <text:p>7.1402225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57" calcext:value-type="float">
            <text:p>158.3157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120115" calcext:value-type="float">
            <text:p>12.120115</text:p>
          </table:table-cell>
          <table:table-cell office:value-type="float" office:value="139.15355" calcext:value-type="float">
            <text:p>139.15355</text:p>
          </table:table-cell>
          <table:table-cell office:value-type="float" office:value="23" calcext:value-type="float">
            <text:p>23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" calcext:value-type="float">
            <text:p>23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383" calcext:value-type="float">
            <text:p>23.000383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0648737" calcext:value-type="float">
            <text:p>7.0648737</text:p>
          </table:table-cell>
          <table:table-cell office:value-type="float" office:value="126.18351" calcext:value-type="float">
            <text:p>126.18351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7.9741626" calcext:value-type="float">
            <text:p>7.9741626</text:p>
          </table:table-cell>
          <table:table-cell office:value-type="float" office:value="104.591255" calcext:value-type="float">
            <text:p>104.59125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361" calcext:value-type="float">
            <text:p>216.01361</text:p>
          </table:table-cell>
          <table:table-cell office:value-type="float" office:value="7.629187" calcext:value-type="float">
            <text:p>7.629187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7" calcext:value-type="float">
            <text:p>309.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96" calcext:value-type="float">
            <text:p>298.89496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35" calcext:value-type="float">
            <text:p>288.09335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3021" calcext:value-type="float">
            <text:p>277.3021</text:p>
          </table:table-cell>
          <table:table-cell office:value-type="float" office:value="12.535584" calcext:value-type="float">
            <text:p>12.535584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414" calcext:value-type="float">
            <text:p>224.01414</text:p>
          </table:table-cell>
          <table:table-cell office:value-type="float" office:value="13.45" calcext:value-type="float">
            <text:p>13.45</text:p>
          </table:table-cell>
          <table:table-cell office:value-type="float" office:value="213.21327" calcext:value-type="float">
            <text:p>213.21327</text:p>
          </table:table-cell>
          <table:table-cell office:value-type="float" office:value="13.135515" calcext:value-type="float">
            <text:p>13.135515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8.694978" calcext:value-type="float">
            <text:p>8.694978</text:p>
          </table:table-cell>
          <table:table-cell office:value-type="float" office:value="190.3664" calcext:value-type="float">
            <text:p>190.3664</text:p>
          </table:table-cell>
          <table:table-cell office:value-type="float" office:value="9.416323" calcext:value-type="float">
            <text:p>9.416323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823" calcext:value-type="float">
            <text:p>185.62823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75.25827" calcext:value-type="float">
            <text:p>175.25827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477248" calcext:value-type="float">
            <text:p>6.477248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844327" calcext:value-type="float">
            <text:p>6.844327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304364" calcext:value-type="float">
            <text:p>7.304364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6.143771" calcext:value-type="float">
            <text:p>6.143771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731334" calcext:value-type="float">
            <text:p>12.731334</text:p>
          </table:table-cell>
          <table:table-cell office:value-type="float" office:value="157.4901" calcext:value-type="float">
            <text:p>157.490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76" calcext:value-type="float">
            <text:p>23.00076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2697396" calcext:value-type="float">
            <text:p>7.2697396</text:p>
          </table:table-cell>
          <table:table-cell office:value-type="float" office:value="312.80612" calcext:value-type="float">
            <text:p>312.80612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8.245224" calcext:value-type="float">
            <text:p>8.245224</text:p>
          </table:table-cell>
          <table:table-cell office:value-type="float" office:value="351.51465" calcext:value-type="float">
            <text:p>351.51465</text:p>
          </table:table-cell>
        </table:table-row>
        <table:table-row table:style-name="ro1">
          <table:table-cell office:value-type="float" office:value="10.55839" calcext:value-type="float">
            <text:p>10.55839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507" calcext:value-type="float">
            <text:p>118.62507</text:p>
          </table:table-cell>
          <table:table-cell office:value-type="float" office:value="16.589281" calcext:value-type="float">
            <text:p>16.589281</text:p>
          </table:table-cell>
          <table:table-cell office:value-type="float" office:value="123.67" calcext:value-type="float">
            <text:p>123.67</text:p>
          </table:table-cell>
          <table:table-cell office:value-type="float" office:value="18.323017" calcext:value-type="float">
            <text:p>18.323017</text:p>
          </table:table-cell>
          <table:table-cell office:value-type="float" office:value="112.864944" calcext:value-type="float">
            <text:p>112.864944</text:p>
          </table:table-cell>
          <table:table-cell office:value-type="float" office:value="16.975346" calcext:value-type="float">
            <text:p>16.975346</text:p>
          </table:table-cell>
          <table:table-cell office:value-type="float" office:value="102.06337" calcext:value-type="float">
            <text:p>102.06337</text:p>
          </table:table-cell>
          <table:table-cell office:value-type="float" office:value="17.986721" calcext:value-type="float">
            <text:p>17.986721</text:p>
          </table:table-cell>
          <table:table-cell office:value-type="float" office:value="96.27208" calcext:value-type="float">
            <text:p>96.27208</text:p>
          </table:table-cell>
          <table:table-cell office:value-type="float" office:value="13.275" calcext:value-type="float">
            <text:p>13.275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125031" calcext:value-type="float">
            <text:p>10.125031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5.699575" calcext:value-type="float">
            <text:p>15.699575</text:p>
          </table:table-cell>
          <table:table-cell office:value-type="float" office:value="104.85392" calcext:value-type="float">
            <text:p>104.85392</text:p>
          </table:table-cell>
          <table:table-cell office:value-type="float" office:value="17.359734" calcext:value-type="float">
            <text:p>17.35973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3.644506" calcext:value-type="float">
            <text:p>13.644506</text:p>
          </table:table-cell>
          <table:table-cell office:value-type="float" office:value="157.43826" calcext:value-type="float">
            <text:p>157.43826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6.952504" calcext:value-type="float">
            <text:p>6.952504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3.849173" calcext:value-type="float">
            <text:p>13.84917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1.56009" calcext:value-type="float">
            <text:p>141.560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5337" calcext:value-type="float">
            <text:p>23.995337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01201" calcext:value-type="float">
            <text:p>8.001201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7.905901" calcext:value-type="float">
            <text:p>7.905901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25345" calcext:value-type="float">
            <text:p>8.25345</text:p>
          </table:table-cell>
          <table:table-cell office:value-type="float" office:value="109.44665" calcext:value-type="float">
            <text:p>109.44665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0.574387" calcext:value-type="float">
            <text:p>10.574387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508" calcext:value-type="float">
            <text:p>181.87508</text:p>
          </table:table-cell>
          <table:table-cell office:value-type="float" office:value="19.277208" calcext:value-type="float">
            <text:p>19.277208</text:p>
          </table:table-cell>
          <table:table-cell office:value-type="float" office:value="204.30782" calcext:value-type="float">
            <text:p>204.30782</text:p>
          </table:table-cell>
          <table:table-cell office:value-type="float" office:value="20.944353" calcext:value-type="float">
            <text:p>20.944353</text:p>
          </table:table-cell>
          <table:table-cell office:value-type="float" office:value="191.50502" calcext:value-type="float">
            <text:p>191.50502</text:p>
          </table:table-cell>
          <table:table-cell office:value-type="float" office:value="19.524965" calcext:value-type="float">
            <text:p>19.524965</text:p>
          </table:table-cell>
          <table:table-cell office:value-type="float" office:value="178.55196" calcext:value-type="float">
            <text:p>178.55196</text:p>
          </table:table-cell>
          <table:table-cell office:value-type="float" office:value="20.427872" calcext:value-type="float">
            <text:p>20.427872</text:p>
          </table:table-cell>
          <table:table-cell office:value-type="float" office:value="164.50659" calcext:value-type="float">
            <text:p>164.50659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6.475" calcext:value-type="float">
            <text:p>16.475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575583" calcext:value-type="float">
            <text:p>10.575583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7.928612" calcext:value-type="float">
            <text:p>17.928612</text:p>
          </table:table-cell>
          <table:table-cell office:value-type="float" office:value="171.725" calcext:value-type="float">
            <text:p>171.725</text:p>
          </table:table-cell>
          <table:table-cell office:value-type="float" office:value="17.787214" calcext:value-type="float">
            <text:p>17.78721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4.034149" calcext:value-type="float">
            <text:p>14.034149</text:p>
          </table:table-cell>
          <table:table-cell office:value-type="float" office:value="169.12755" calcext:value-type="float">
            <text:p>169.12755</text:p>
          </table:table-cell>
          <table:table-cell office:value-type="float" office:value="7.375" calcext:value-type="float">
            <text:p>7.37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7.432293" calcext:value-type="float">
            <text:p>7.432293</text:p>
          </table:table-cell>
          <table:table-cell office:value-type="float" office:value="386.4337" calcext:value-type="float">
            <text:p>386.4337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4.109633" calcext:value-type="float">
            <text:p>14.10963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2.06009" calcext:value-type="float">
            <text:p>202.06009</text:p>
          </table:table-cell>
          <table:table-cell office:value-type="float" office:value="24" calcext:value-type="float">
            <text:p>24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4" calcext:value-type="float">
            <text:p>24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4" calcext:value-type="float">
            <text:p>24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9992" calcext:value-type="float">
            <text:p>23.999992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68572" calcext:value-type="float">
            <text:p>8.068572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8.574356" calcext:value-type="float">
            <text:p>8.574356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910392" calcext:value-type="float">
            <text:p>8.910392</text:p>
          </table:table-cell>
          <table:table-cell office:value-type="float" office:value="129.15489" calcext:value-type="float">
            <text:p>129.15489</text:p>
          </table:table-cell>
          <table:table-cell office:value-type="float" office:value="9.35" calcext:value-type="float">
            <text:p>9.35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1.297985" calcext:value-type="float">
            <text:p>11.297985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2.963691" calcext:value-type="float">
            <text:p>12.963691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" calcext:value-type="float">
            <text:p>23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36" calcext:value-type="float">
            <text:p>23.00036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065" calcext:value-type="float">
            <text:p>23.000065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" calcext:value-type="float">
            <text:p>23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10444" calcext:value-type="float">
            <text:p>17.10444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060207" calcext:value-type="float">
            <text:p>20.060207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19.948025" calcext:value-type="float">
            <text:p>19.9480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8.510566" calcext:value-type="float">
            <text:p>8.510566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199674" calcext:value-type="float">
            <text:p>9.199674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5818934" calcext:value-type="float">
            <text:p>7.5818934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5.62293" calcext:value-type="float">
            <text:p>15.62293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4965" calcext:value-type="float">
            <text:p>120.244965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15" calcext:value-type="float">
            <text:p>9.15</text:p>
          </table:table-cell>
          <table:table-cell office:value-type="float" office:value="291.74612" calcext:value-type="float">
            <text:p>291.7461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2.316733" calcext:value-type="float">
            <text:p>12.316733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3.45" calcext:value-type="float">
            <text:p>13.45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3.3529825" calcext:value-type="float">
            <text:p>13.3529825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849968" calcext:value-type="float">
            <text:p>17.849968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20.02425" calcext:value-type="float">
            <text:p>20.024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9.149643" calcext:value-type="float">
            <text:p>9.149643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43279" calcext:value-type="float">
            <text:p>9.43279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661702" calcext:value-type="float">
            <text:p>7.661702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8.65" calcext:value-type="float">
            <text:p>8.65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6.086111" calcext:value-type="float">
            <text:p>16.086111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493" calcext:value-type="float">
            <text:p>197.24493</text:p>
          </table:table-cell>
          <table:table-cell office:value-type="float" office:value="18.25" calcext:value-type="float">
            <text:p>18.25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15.24612" calcext:value-type="float">
            <text:p>315.2461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10.6" calcext:value-type="float">
            <text:p>10.6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4.289631" calcext:value-type="float">
            <text:p>14.289631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4.589137" calcext:value-type="float">
            <text:p>14.589137</text:p>
          </table:table-cell>
          <table:table-cell office:value-type="float" office:value="103.23497" calcext:value-type="float">
            <text:p>103.23497</text:p>
          </table:table-cell>
          <table:table-cell office:value-type="float" office:value="15.20738" calcext:value-type="float">
            <text:p>15.20738</text:p>
          </table:table-cell>
          <table:table-cell office:value-type="float" office:value="155.6851" calcext:value-type="float">
            <text:p>155.6851</text:p>
          </table:table-cell>
          <table:table-cell office:value-type="float" office:value="23.99828" calcext:value-type="float">
            <text:p>23.9982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2382" calcext:value-type="float">
            <text:p>23.99238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19.748161" calcext:value-type="float">
            <text:p>19.748161</text:p>
          </table:table-cell>
          <table:table-cell office:value-type="float" office:value="179.55042" calcext:value-type="float">
            <text:p>179.55042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545" calcext:value-type="float">
            <text:p>97.5635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7362" calcext:value-type="float">
            <text:p>22.7736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" calcext:value-type="float">
            <text:p>9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159982" calcext:value-type="float">
            <text:p>10.159982</text:p>
          </table:table-cell>
          <table:table-cell office:value-type="float" office:value="99.59045" calcext:value-type="float">
            <text:p>99.5904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69" calcext:value-type="float">
            <text:p>136.1769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15" calcext:value-type="float">
            <text:p>9.15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589336" calcext:value-type="float">
            <text:p>9.589336</text:p>
          </table:table-cell>
          <table:table-cell office:value-type="float" office:value="103.78003" calcext:value-type="float">
            <text:p>103.78003</text:p>
          </table:table-cell>
          <table:table-cell office:value-type="float" office:value="19.557915" calcext:value-type="float">
            <text:p>19.557915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14.84328" calcext:value-type="float">
            <text:p>114.84328</text:p>
          </table:table-cell>
          <table:table-cell office:value-type="float" office:value="18.739107" calcext:value-type="float">
            <text:p>18.739107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18.75" calcext:value-type="float">
            <text:p>18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9757" calcext:value-type="float">
            <text:p>10.219757</text:p>
          </table:table-cell>
          <table:table-cell office:value-type="float" office:value="102.15423" calcext:value-type="float">
            <text:p>102.15423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009995" calcext:value-type="float">
            <text:p>11.009995</text:p>
          </table:table-cell>
          <table:table-cell office:value-type="float" office:value="100.26487" calcext:value-type="float">
            <text:p>100.26487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4.516487" calcext:value-type="float">
            <text:p>14.516487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5.06946" calcext:value-type="float">
            <text:p>15.06946</text:p>
          </table:table-cell>
          <table:table-cell office:value-type="float" office:value="117.64465" calcext:value-type="float">
            <text:p>117.64465</text:p>
          </table:table-cell>
          <table:table-cell office:value-type="float" office:value="16.60544" calcext:value-type="float">
            <text:p>16.60544</text:p>
          </table:table-cell>
          <table:table-cell office:value-type="float" office:value="197.62689" calcext:value-type="float">
            <text:p>197.62689</text:p>
          </table:table-cell>
          <table:table-cell office:value-type="float" office:value="23.999548" calcext:value-type="float">
            <text:p>23.99954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4" calcext:value-type="float">
            <text:p>24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4" calcext:value-type="float">
            <text:p>24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8642" calcext:value-type="float">
            <text:p>23.99864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20.18423" calcext:value-type="float">
            <text:p>20.18423</text:p>
          </table:table-cell>
          <table:table-cell office:value-type="float" office:value="192.6325" calcext:value-type="float">
            <text:p>192.632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21.45" calcext:value-type="float">
            <text:p>21.45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5" calcext:value-type="float">
            <text:p>159.5635</text:p>
          </table:table-cell>
          <table:table-cell office:value-type="float" office:value="23" calcext:value-type="float">
            <text:p>23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3" calcext:value-type="float">
            <text:p>23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3" calcext:value-type="float">
            <text:p>23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8132" calcext:value-type="float">
            <text:p>22.7813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10.1" calcext:value-type="float">
            <text:p>10.1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73856" calcext:value-type="float">
            <text:p>10.73856</text:p>
          </table:table-cell>
          <table:table-cell office:value-type="float" office:value="116.947784" calcext:value-type="float">
            <text:p>116.947784</text:p>
          </table:table-cell>
          <table:table-cell office:value-type="float" office:value="8.739179" calcext:value-type="float">
            <text:p>8.739179</text:p>
          </table:table-cell>
          <table:table-cell office:value-type="float" office:value="369.23877" calcext:value-type="float">
            <text:p>369.238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883333" calcext:value-type="float">
            <text:p>9.883333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895481" calcext:value-type="float">
            <text:p>9.895481</text:p>
          </table:table-cell>
          <table:table-cell office:value-type="float" office:value="382.66257" calcext:value-type="float">
            <text:p>382.66257</text:p>
          </table:table-cell>
          <table:table-cell office:value-type="float" office:value="19.745613" calcext:value-type="float">
            <text:p>19.745613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4.84328" calcext:value-type="float">
            <text:p>174.84328</text:p>
          </table:table-cell>
          <table:table-cell office:value-type="float" office:value="18.899714" calcext:value-type="float">
            <text:p>18.899714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61781" calcext:value-type="float">
            <text:p>10.661781</text:p>
          </table:table-cell>
          <table:table-cell office:value-type="float" office:value="115.414955" calcext:value-type="float">
            <text:p>115.41495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234821" calcext:value-type="float">
            <text:p>11.234821</text:p>
          </table:table-cell>
          <table:table-cell office:value-type="float" office:value="305.06998" calcext:value-type="float">
            <text:p>305.06998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7.00628" calcext:value-type="float">
            <text:p>17.00628</text:p>
          </table:table-cell>
          <table:table-cell office:value-type="float" office:value="162.01363" calcext:value-type="float">
            <text:p>162.01363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03.87462" calcext:value-type="float">
            <text:p>103.87462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59802" calcext:value-type="float">
            <text:p>22.259802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2464" calcext:value-type="float">
            <text:p>23.992464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562" calcext:value-type="float">
            <text:p>23.995562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4543" calcext:value-type="float">
            <text:p>23.994543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3.434065" calcext:value-type="float">
            <text:p>13.434065</text:p>
          </table:table-cell>
          <table:table-cell office:value-type="float" office:value="115.93269" calcext:value-type="float">
            <text:p>115.93269</text:p>
          </table:table-cell>
          <table:table-cell office:value-type="float" office:value="12.124356" calcext:value-type="float">
            <text:p>12.124356</text:p>
          </table:table-cell>
          <table:table-cell office:value-type="float" office:value="105.12889" calcext:value-type="float">
            <text:p>105.12889</text:p>
          </table:table-cell>
          <table:table-cell office:value-type="float" office:value="11.6098795" calcext:value-type="float">
            <text:p>11.6098795</text:p>
          </table:table-cell>
          <table:table-cell office:value-type="float" office:value="100.68867" calcext:value-type="float">
            <text:p>100.68867</text:p>
          </table:table-cell>
          <table:table-cell office:value-type="float" office:value="14.075885" calcext:value-type="float">
            <text:p>14.075885</text:p>
          </table:table-cell>
          <table:table-cell office:value-type="float" office:value="101.01778" calcext:value-type="float">
            <text:p>101.01778</text:p>
          </table:table-cell>
          <table:table-cell office:value-type="float" office:value="9.725" calcext:value-type="float">
            <text:p>9.725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096236" calcext:value-type="float">
            <text:p>10.096236</text:p>
          </table:table-cell>
          <table:table-cell office:value-type="float" office:value="108.903305" calcext:value-type="float">
            <text:p>108.90330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0.836601" calcext:value-type="float">
            <text:p>10.836601</text:p>
          </table:table-cell>
          <table:table-cell office:value-type="float" office:value="366.19254" calcext:value-type="float">
            <text:p>366.19254</text:p>
          </table:table-cell>
          <table:table-cell office:value-type="float" office:value="21.013893" calcext:value-type="float">
            <text:p>21.013893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0.792484" calcext:value-type="float">
            <text:p>20.792484</text:p>
          </table:table-cell>
          <table:table-cell office:value-type="float" office:value="160.53331" calcext:value-type="float">
            <text:p>160.53331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70947" calcext:value-type="float">
            <text:p>11.470947</text:p>
          </table:table-cell>
          <table:table-cell office:value-type="float" office:value="97.32495" calcext:value-type="float">
            <text:p>97.32495</text:p>
          </table:table-cell>
          <table:table-cell office:value-type="float" office:value="11.625" calcext:value-type="float">
            <text:p>11.625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351336" calcext:value-type="float">
            <text:p>12.351336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8.388214" calcext:value-type="float">
            <text:p>18.388214</text:p>
          </table:table-cell>
          <table:table-cell office:value-type="float" office:value="203.47162" calcext:value-type="float">
            <text:p>203.47162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8.8746" calcext:value-type="float">
            <text:p>168.874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2" calcext:value-type="float">
            <text:p>22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94266" calcext:value-type="float">
            <text:p>22.294266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9096" calcext:value-type="float">
            <text:p>23.999096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4" calcext:value-type="float">
            <text:p>24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811" calcext:value-type="float">
            <text:p>23.995811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849" calcext:value-type="float">
            <text:p>23.99849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5.579447" calcext:value-type="float">
            <text:p>15.579447</text:p>
          </table:table-cell>
          <table:table-cell office:value-type="float" office:value="180.29416" calcext:value-type="float">
            <text:p>180.29416</text:p>
          </table:table-cell>
          <table:table-cell office:value-type="float" office:value="14.787283" calcext:value-type="float">
            <text:p>14.787283</text:p>
          </table:table-cell>
          <table:table-cell office:value-type="float" office:value="185.0167" calcext:value-type="float">
            <text:p>185.0167</text:p>
          </table:table-cell>
          <table:table-cell office:value-type="float" office:value="13.534019" calcext:value-type="float">
            <text:p>13.534019</text:p>
          </table:table-cell>
          <table:table-cell office:value-type="float" office:value="158.41287" calcext:value-type="float">
            <text:p>158.41287</text:p>
          </table:table-cell>
          <table:table-cell office:value-type="float" office:value="16.645279" calcext:value-type="float">
            <text:p>16.645279</text:p>
          </table:table-cell>
          <table:table-cell office:value-type="float" office:value="178.09961" calcext:value-type="float">
            <text:p>178.0996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4023905" calcext:value-type="float">
            <text:p>10.4023905</text:p>
          </table:table-cell>
          <table:table-cell office:value-type="float" office:value="387.79462" calcext:value-type="float">
            <text:p>387.79462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1.116433" calcext:value-type="float">
            <text:p>11.116433</text:p>
          </table:table-cell>
          <table:table-cell office:value-type="float" office:value="374.5875" calcext:value-type="float">
            <text:p>374.5875</text:p>
          </table:table-cell>
          <table:table-cell office:value-type="float" office:value="21.104141" calcext:value-type="float">
            <text:p>21.104141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1.385939" calcext:value-type="float">
            <text:p>21.385939</text:p>
          </table:table-cell>
          <table:table-cell office:value-type="float" office:value="178.33694" calcext:value-type="float">
            <text:p>178.33694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27767" calcext:value-type="float">
            <text:p>11.727767</text:p>
          </table:table-cell>
          <table:table-cell office:value-type="float" office:value="331.2749" calcext:value-type="float">
            <text:p>331.2749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604267" calcext:value-type="float">
            <text:p>12.604267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237162" calcext:value-type="float">
            <text:p>20.237162</text:p>
          </table:table-cell>
          <table:table-cell office:value-type="float" office:value="157.80458" calcext:value-type="float">
            <text:p>157.80458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578" calcext:value-type="float">
            <text:p>23.000578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" calcext:value-type="float">
            <text:p>23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286" calcext:value-type="float">
            <text:p>23.000286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76045" calcext:value-type="float">
            <text:p>18.376045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282322" calcext:value-type="float">
            <text:p>18.282322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818943" calcext:value-type="float">
            <text:p>18.818943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7.3" calcext:value-type="float">
            <text:p>17.3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8.905514" calcext:value-type="float">
            <text:p>18.905514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" calcext:value-type="float">
            <text:p>23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257" calcext:value-type="float">
            <text:p>23.00025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" calcext:value-type="float">
            <text:p>23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888032" calcext:value-type="float">
            <text:p>12.888032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2.958861" calcext:value-type="float">
            <text:p>12.958861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3.790697" calcext:value-type="float">
            <text:p>13.790697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976124" calcext:value-type="float">
            <text:p>20.976124</text:p>
          </table:table-cell>
          <table:table-cell office:value-type="float" office:value="179.97345" calcext:value-type="float">
            <text:p>179.97345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82" calcext:value-type="float">
            <text:p>23.00082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662" calcext:value-type="float">
            <text:p>23.000662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64321" calcext:value-type="float">
            <text:p>18.464321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3145" calcext:value-type="float">
            <text:p>18.3145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904741" calcext:value-type="float">
            <text:p>18.904741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8.1" calcext:value-type="float">
            <text:p>18.1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9.067257" calcext:value-type="float">
            <text:p>19.067257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3" calcext:value-type="float">
            <text:p>23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67" calcext:value-type="float">
            <text:p>23.0006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65525" calcext:value-type="float">
            <text:p>13.165525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3.245272" calcext:value-type="float">
            <text:p>13.245272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4.168359" calcext:value-type="float">
            <text:p>14.168359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053" calcext:value-type="float">
            <text:p>23.000053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" calcext:value-type="float">
            <text:p>23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202" calcext:value-type="float">
            <text:p>23.99202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14279" calcext:value-type="float">
            <text:p>19.14279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19.4" calcext:value-type="float">
            <text:p>19.4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2246" calcext:value-type="float">
            <text:p>20.32246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5.4388" calcext:value-type="float">
            <text:p>115.4388</text:p>
          </table:table-cell>
          <table:table-cell office:value-type="float" office:value="19.215271" calcext:value-type="float">
            <text:p>19.215271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1237" calcext:value-type="float">
            <text:p>14.21237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4.712698" calcext:value-type="float">
            <text:p>14.712698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5397" calcext:value-type="float">
            <text:p>15.35397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307" calcext:value-type="float">
            <text:p>23.000307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4" calcext:value-type="float">
            <text:p>24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4" calcext:value-type="float">
            <text:p>24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9712" calcext:value-type="float">
            <text:p>19.29712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20.05" calcext:value-type="float">
            <text:p>20.05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42371" calcext:value-type="float">
            <text:p>20.342371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6.93881" calcext:value-type="float">
            <text:p>136.93881</text:p>
          </table:table-cell>
          <table:table-cell office:value-type="float" office:value="19.421268" calcext:value-type="float">
            <text:p>19.421268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4" calcext:value-type="float">
            <text:p>24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4" calcext:value-type="float">
            <text:p>24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4" calcext:value-type="float">
            <text:p>24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4" calcext:value-type="float">
            <text:p>24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3499" calcext:value-type="float">
            <text:p>14.313499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5.10047" calcext:value-type="float">
            <text:p>15.10047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72064" calcext:value-type="float">
            <text:p>15.372064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2815" calcext:value-type="float">
            <text:p>23.992815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4" calcext:value-type="float">
            <text:p>20.4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783247" calcext:value-type="float">
            <text:p>19.783247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212152" calcext:value-type="float">
            <text:p>20.212152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397" calcext:value-type="float">
            <text:p>15.25397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62592" calcext:value-type="float">
            <text:p>15.662592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51627" calcext:value-type="float">
            <text:p>16.15162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6048" calcext:value-type="float">
            <text:p>23.996048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4" calcext:value-type="float">
            <text:p>24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8" calcext:value-type="float">
            <text:p>20.8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959078" calcext:value-type="float">
            <text:p>19.959078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32481" calcext:value-type="float">
            <text:p>20.32481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23579" calcext:value-type="float">
            <text:p>15.523579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91547" calcext:value-type="float">
            <text:p>16.19154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40696" calcext:value-type="float">
            <text:p>21.840696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1.686861" calcext:value-type="float">
            <text:p>21.686861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105255" calcext:value-type="float">
            <text:p>22.105255</text:p>
          </table:table-cell>
          <table:table-cell office:value-type="float" office:value="110.622795" calcext:value-type="float">
            <text:p>110.622795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1.700075" calcext:value-type="float">
            <text:p>21.700075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0.2" calcext:value-type="float">
            <text:p>20.2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1.240566" calcext:value-type="float">
            <text:p>21.240566</text:p>
          </table:table-cell>
          <table:table-cell office:value-type="float" office:value="97.26362" calcext:value-type="float">
            <text:p>97.26362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745749" calcext:value-type="float">
            <text:p>17.745749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119694" calcext:value-type="float">
            <text:p>22.119694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2.615038" calcext:value-type="float">
            <text:p>22.615038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75349" calcext:value-type="float">
            <text:p>22.75349</text:p>
          </table:table-cell>
          <table:table-cell office:value-type="float" office:value="130.06985" calcext:value-type="float">
            <text:p>130.06985</text:p>
          </table:table-cell>
          <table:table-cell office:value-type="float" office:value="23" calcext:value-type="float">
            <text:p>23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2.794716" calcext:value-type="float">
            <text:p>22.794716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3" calcext:value-type="float">
            <text:p>23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2.330544" calcext:value-type="float">
            <text:p>22.330544</text:p>
          </table:table-cell>
          <table:table-cell office:value-type="float" office:value="129.96294" calcext:value-type="float">
            <text:p>129.96294</text:p>
          </table:table-cell>
          <table:table-cell office:value-type="float" office:value="23" calcext:value-type="float">
            <text:p>23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935404" calcext:value-type="float">
            <text:p>17.935404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288332" calcext:value-type="float">
            <text:p>18.288332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4" calcext:value-type="float">
            <text:p>24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4" calcext:value-type="float">
            <text:p>24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4" calcext:value-type="float">
            <text:p>24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4" calcext:value-type="float">
            <text:p>24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4" calcext:value-type="float">
            <text:p>24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4" calcext:value-type="float">
            <text:p>24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4" calcext:value-type="float">
            <text:p>24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421125" calcext:value-type="float">
            <text:p>18.421125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9.3" calcext:value-type="float">
            <text:p>19.3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20982" calcext:value-type="float">
            <text:p>18.920982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19.81031" calcext:value-type="float">
            <text:p>19.81031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9777" calcext:value-type="float">
            <text:p>18.999777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20.265558" calcext:value-type="float">
            <text:p>20.265558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0.855661" calcext:value-type="float">
            <text:p>20.855661</text:p>
          </table:table-cell>
          <table:table-cell office:value-type="float" office:value="169.8" calcext:value-type="float">
            <text:p>169.8</text:p>
          </table:table-cell>
          <table:table-cell office:value-type="float" office:value="20.75" calcext:value-type="float">
            <text:p>20.75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1.055729" calcext:value-type="float">
            <text:p>21.055729</text:p>
          </table:table-cell>
          <table:table-cell office:value-type="float" office:value="169.8" calcext:value-type="float">
            <text:p>169.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2829" calcext:value-type="float">
            <text:p>21.102829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128826" calcext:value-type="float">
            <text:p>21.128826</text:p>
          </table:table-cell>
          <table:table-cell office:value-type="float" office:value="154.05605" calcext:value-type="float">
            <text:p>154.05605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6818" calcext:value-type="float">
            <text:p>21.16818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63109" calcext:value-type="float">
            <text:p>21.63109</text:p>
          </table:table-cell>
          <table:table-cell office:value-type="float" office:value="169.12396" calcext:value-type="float">
            <text:p>169.12396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2.3" calcext:value-type="float">
            <text:p>22.3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71025" calcext:value-type="float">
            <text:p>21.871025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491493" calcext:value-type="float">
            <text:p>22.491493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875923" calcext:value-type="float">
            <text:p>22.875923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85556" calcext:value-type="float">
            <text:p>21.985556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526455" calcext:value-type="float">
            <text:p>22.526455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965708" calcext:value-type="float">
            <text:p>22.965708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" calcext:value-type="float">
            <text:p>23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801" calcext:value-type="float">
            <text:p>23.000801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" calcext:value-type="float">
            <text:p>23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904" calcext:value-type="float">
            <text:p>23.000904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6925" calcext:value-type="float">
            <text:p>23.996925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4" calcext:value-type="float">
            <text:p>24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7648" calcext:value-type="float">
            <text:p>23.997648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4" calcext:value-type="float">
            <text:p>24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97706959706959" calcext:value-type="float">
            <text:p>6.97706959706959</text:p>
          </table:table-cell>
          <table:table-cell office:value-type="float" office:value="154.8" calcext:value-type="float">
            <text:p>154.8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4" calcext:value-type="float">
            <text:p>5.3333333333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65" calcext:value-type="float">
            <text:p>198.65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62.139999999847" calcext:value-type="float">
            <text:p>162.139999999847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1279999999947" calcext:value-type="float">
            <text:p>9.1279999999947</text:p>
          </table:table-cell>
          <table:table-cell office:value-type="float" office:value="224.539999999841" calcext:value-type="float">
            <text:p>224.539999999841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9.39066666666488" calcext:value-type="float">
            <text:p>9.39066666666488</text:p>
          </table:table-cell>
          <table:table-cell office:value-type="float" office:value="243.069999999946" calcext:value-type="float">
            <text:p>243.069999999946</text:p>
          </table:table-cell>
          <table:table-cell office:value-type="float" office:value="9.40940293039782" calcext:value-type="float">
            <text:p>9.40940293039782</text:p>
          </table:table-cell>
          <table:table-cell office:value-type="float" office:value="227.769999999847" calcext:value-type="float">
            <text:p>227.769999999847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74166666667625" calcext:value-type="float">
            <text:p>6.74166666667625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2363736263742" calcext:value-type="float">
            <text:p>5.42363736263742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8572527472533" calcext:value-type="float">
            <text:p>5.785725274725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8.76626373626379" calcext:value-type="float">
            <text:p>8.76626373626379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75" calcext:value-type="float">
            <text:p>6.375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2.4916666666702" calcext:value-type="float">
            <text:p>12.491666666670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76066666666313" calcext:value-type="float">
            <text:p>7.7606666666631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.47500000000154" calcext:value-type="float">
            <text:p>9.47500000000154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72.36" calcext:value-type="float">
            <text:p>172.3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48.099999999847" calcext:value-type="float">
            <text:p>148.09999999984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4" calcext:value-type="float">
            <text:p>11.4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156.259999999713" calcext:value-type="float">
            <text:p>156.259999999713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47.179999999673" calcext:value-type="float">
            <text:p>147.179999999673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55.41000000037" calcext:value-type="float">
            <text:p>155.41000000037</text:p>
          </table:table-cell>
          <table:table-cell office:value-type="float" office:value="5.65" calcext:value-type="float">
            <text:p>5.65</text:p>
          </table:table-cell>
          <table:table-cell office:value-type="float" office:value="382.929999999949" calcext:value-type="float">
            <text:p>382.929999999949</text:p>
          </table:table-cell>
          <table:table-cell office:value-type="float" office:value="6" calcext:value-type="float">
            <text:p>6</text:p>
          </table:table-cell>
          <table:table-cell office:value-type="float" office:value="361.129999999949" calcext:value-type="float">
            <text:p>361.129999999949</text:p>
          </table:table-cell>
          <table:table-cell office:value-type="float" office:value="8.99262637362637" calcext:value-type="float">
            <text:p>8.99262637362637</text:p>
          </table:table-cell>
          <table:table-cell office:value-type="float" office:value="361.329999999946" calcext:value-type="float">
            <text:p>361.329999999946</text:p>
          </table:table-cell>
          <table:table-cell office:value-type="float" office:value="6.60136263736256" calcext:value-type="float">
            <text:p>6.60136263736256</text:p>
          </table:table-cell>
          <table:table-cell office:value-type="float" office:value="350.529999999929" calcext:value-type="float">
            <text:p>350.529999999929</text:p>
          </table:table-cell>
          <table:table-cell office:value-type="float" office:value="11.4" calcext:value-type="float">
            <text:p>11.4</text:p>
          </table:table-cell>
          <table:table-cell office:value-type="float" office:value="194.349999999947" calcext:value-type="float">
            <text:p>194.349999999947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3.175" calcext:value-type="float">
            <text:p>13.175</text:p>
          </table:table-cell>
          <table:table-cell office:value-type="float" office:value="180.709999999893" calcext:value-type="float">
            <text:p>180.709999999893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149.410000000091" calcext:value-type="float">
            <text:p>149.410000000091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34.670000000202" calcext:value-type="float">
            <text:p>134.670000000202</text:p>
          </table:table-cell>
          <table:table-cell office:value-type="float" office:value="7.125" calcext:value-type="float">
            <text:p>7.125</text:p>
          </table:table-cell>
          <table:table-cell office:value-type="float" office:value="125.739999999986" calcext:value-type="float">
            <text:p>125.739999999986</text:p>
          </table:table-cell>
          <table:table-cell office:value-type="float" office:value="7.85899999999494" calcext:value-type="float">
            <text:p>7.85899999999494</text:p>
          </table:table-cell>
          <table:table-cell office:value-type="float" office:value="114.819999999955" calcext:value-type="float">
            <text:p>114.819999999955</text:p>
          </table:table-cell>
          <table:table-cell office:value-type="float" office:value="9.93333333333334" calcext:value-type="float">
            <text:p>9.93333333333334</text:p>
          </table:table-cell>
          <table:table-cell office:value-type="float" office:value="114.819999999954" calcext:value-type="float">
            <text:p>114.819999999954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5.770000000153" calcext:value-type="float">
            <text:p>185.770000000153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9.609999999986" calcext:value-type="float">
            <text:p>149.60999999998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524" calcext:value-type="float">
            <text:p>7.71666666666524</text:p>
          </table:table-cell>
          <table:table-cell office:value-type="float" office:value="118.059999999957" calcext:value-type="float">
            <text:p>118.059999999957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325.149999999899" calcext:value-type="float">
            <text:p>325.14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3.139999999673" calcext:value-type="float">
            <text:p>133.139999999673</text:p>
          </table:table-cell>
          <table:table-cell office:value-type="float" office:value="9.175" calcext:value-type="float">
            <text:p>9.175</text:p>
          </table:table-cell>
          <table:table-cell office:value-type="float" office:value="141.37000000037" calcext:value-type="float">
            <text:p>141.37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75.100000000007" calcext:value-type="float">
            <text:p>175.100000000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67.330000000052" calcext:value-type="float">
            <text:p>167.330000000052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64.779999999909" calcext:value-type="float">
            <text:p>164.779999999909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33.480000000102" calcext:value-type="float">
            <text:p>133.480000000102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6.850000000202" calcext:value-type="float">
            <text:p>116.850000000202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07.919999999999" calcext:value-type="float">
            <text:p>107.919999999999</text:p>
          </table:table-cell>
          <table:table-cell office:value-type="float" office:value="10.5889304029304" calcext:value-type="float">
            <text:p>10.5889304029304</text:p>
          </table:table-cell>
          <table:table-cell office:value-type="float" office:value="97" calcext:value-type="float">
            <text:p>9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125" calcext:value-type="float">
            <text:p>7.125</text:p>
          </table:table-cell>
          <table:table-cell office:value-type="float" office:value="171.730000000153" calcext:value-type="float">
            <text:p>171.73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35.569999999986" calcext:value-type="float">
            <text:p>135.56999999998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23333333333333" calcext:value-type="float">
            <text:p>7.23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192.949999999841" calcext:value-type="float">
            <text:p>192.949999999841</text:p>
          </table:table-cell>
          <table:table-cell office:value-type="float" office:value="12.575" calcext:value-type="float">
            <text:p>12.575</text:p>
          </table:table-cell>
          <table:table-cell office:value-type="float" office:value="152.810000000045" calcext:value-type="float">
            <text:p>152.81000000004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9.939999999718" calcext:value-type="float">
            <text:p>139.93999999971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4.12000000037" calcext:value-type="float">
            <text:p>164.12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6.1833333333313" calcext:value-type="float">
            <text:p>16.1833333333313</text:p>
          </table:table-cell>
          <table:table-cell office:value-type="float" office:value="186.099999999946" calcext:value-type="float">
            <text:p>186.09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74.919999999642" calcext:value-type="float">
            <text:p>174.919999999642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85.189999999596" calcext:value-type="float">
            <text:p>185.189999999596</text:p>
          </table:table-cell>
          <table:table-cell office:value-type="float" office:value="14.835333333311" calcext:value-type="float">
            <text:p>14.835333333311</text:p>
          </table:table-cell>
          <table:table-cell office:value-type="float" office:value="135.290000000156" calcext:value-type="float">
            <text:p>135.290000000156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25.190000000203" calcext:value-type="float">
            <text:p>125.190000000203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.9469304029303" calcext:value-type="float">
            <text:p>12.946930402930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0.7444029304029" calcext:value-type="float">
            <text:p>10.7444029304029</text:p>
          </table:table-cell>
          <table:table-cell office:value-type="float" office:value="167.740000000002" calcext:value-type="float">
            <text:p>167.740000000002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86.800000000153" calcext:value-type="float">
            <text:p>186.80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7.340000000045" calcext:value-type="float">
            <text:p>137.340000000045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46.08" calcext:value-type="float">
            <text:p>146.0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01.949999999841" calcext:value-type="float">
            <text:p>201.949999999841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206.920000000144" calcext:value-type="float">
            <text:p>206.920000000144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354.039999999946" calcext:value-type="float">
            <text:p>354.039999999946</text:p>
          </table:table-cell>
          <table:table-cell office:value-type="float" office:value="8.28249450549425" calcext:value-type="float">
            <text:p>8.28249450549425</text:p>
          </table:table-cell>
          <table:table-cell office:value-type="float" office:value="343.239999999922" calcext:value-type="float">
            <text:p>343.239999999922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12.3423333333338" calcext:value-type="float">
            <text:p>12.3423333333338</text:p>
          </table:table-cell>
          <table:table-cell office:value-type="float" office:value="129.799999999713" calcext:value-type="float">
            <text:p>129.799999999713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127.519999999718" calcext:value-type="float">
            <text:p>127.5199999997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51.70000000037" calcext:value-type="float">
            <text:p>151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166.269999999947" calcext:value-type="float">
            <text:p>166.26999999994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3.039999999596" calcext:value-type="float">
            <text:p>173.039999999596</text:p>
          </table:table-cell>
          <table:table-cell office:value-type="float" office:value="17.1833333333333" calcext:value-type="float">
            <text:p>17.1833333333333</text:p>
          </table:table-cell>
          <table:table-cell office:value-type="float" office:value="123.140000000156" calcext:value-type="float">
            <text:p>123.14000000015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06.020000000203" calcext:value-type="float">
            <text:p>106.020000000203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06.44" calcext:value-type="float">
            <text:p>10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75.190000000154" calcext:value-type="float">
            <text:p>175.190000000154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25.91" calcext:value-type="float">
            <text:p>125.91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25.730000000045" calcext:value-type="float">
            <text:p>125.730000000045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188.179999999841" calcext:value-type="float">
            <text:p>188.179999999841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93.150000000144" calcext:value-type="float">
            <text:p>193.1500000001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82.409999999847" calcext:value-type="float">
            <text:p>182.4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304.089999999899" calcext:value-type="float">
            <text:p>304.089999999899</text:p>
          </table:table-cell>
        </table:table-row>
        <table:table-row table:style-name="ro1">
          <table:table-cell office:value-type="float" office:value="12.4916666666702" calcext:value-type="float">
            <text:p>12.4916666666702</text:p>
          </table:table-cell>
          <table:table-cell office:value-type="float" office:value="134.279999999805" calcext:value-type="float">
            <text:p>134.279999999805</text:p>
          </table:table-cell>
          <table:table-cell office:value-type="float" office:value="12.3423333333338" calcext:value-type="float">
            <text:p>12.3423333333338</text:p>
          </table:table-cell>
          <table:table-cell office:value-type="float" office:value="129.039999999733" calcext:value-type="float">
            <text:p>129.03999999973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168.70000000037" calcext:value-type="float">
            <text:p>168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1.519999999946" calcext:value-type="float">
            <text:p>191.51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9.039999999596" calcext:value-type="float">
            <text:p>179.039999999596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119999999938" calcext:value-type="float">
            <text:p>159.119999999938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7.769999999633" calcext:value-type="float">
            <text:p>147.769999999633</text:p>
          </table:table-cell>
          <table:table-cell office:value-type="float" office:value="19.275" calcext:value-type="float">
            <text:p>19.275</text:p>
          </table:table-cell>
          <table:table-cell office:value-type="float" office:value="116.44" calcext:value-type="float">
            <text:p>11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76.989999999781" calcext:value-type="float">
            <text:p>176.989999999781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28.589999999944" calcext:value-type="float">
            <text:p>128.589999999944</text:p>
          </table:table-cell>
          <table:table-cell office:value-type="float" office:value="9.175" calcext:value-type="float">
            <text:p>9.175</text:p>
          </table:table-cell>
          <table:table-cell office:value-type="float" office:value="128.68" calcext:value-type="float">
            <text:p>128.6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00.319999999994" calcext:value-type="float">
            <text:p>200.319999999994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08.509999999946" calcext:value-type="float">
            <text:p>208.5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6.909999999847" calcext:value-type="float">
            <text:p>186.9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71884981684976" calcext:value-type="float">
            <text:p>9.71884981684976</text:p>
          </table:table-cell>
          <table:table-cell office:value-type="float" office:value="311.319999999947" calcext:value-type="float">
            <text:p>311.319999999947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04.519999999953" calcext:value-type="float">
            <text:p>304.51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115.269999999733" calcext:value-type="float">
            <text:p>115.269999999733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154.93000000037" calcext:value-type="float">
            <text:p>154.9300000003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77.749999999946" calcext:value-type="float">
            <text:p>177.749999999946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9.000000000013" calcext:value-type="float">
            <text:p>149.00000000001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5.269999999595" calcext:value-type="float">
            <text:p>165.269999999595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5.349999999938" calcext:value-type="float">
            <text:p>145.349999999938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8.329999999633" calcext:value-type="float">
            <text:p>128.329999999633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1.329999999781" calcext:value-type="float">
            <text:p>161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176.409999999634" calcext:value-type="float">
            <text:p>176.409999999634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63.120000000316" calcext:value-type="float">
            <text:p>163.12000000031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82.749999999946" calcext:value-type="float">
            <text:p>182.74999999994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180.500000000583" calcext:value-type="float">
            <text:p>180.500000000583</text:p>
          </table:table-cell>
          <table:table-cell office:value-type="float" office:value="20.0793333333393" calcext:value-type="float">
            <text:p>20.0793333333393</text:p>
          </table:table-cell>
          <table:table-cell office:value-type="float" office:value="169.899999999773" calcext:value-type="float">
            <text:p>169.899999999773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50.599999999938" calcext:value-type="float">
            <text:p>150.599999999938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1876666666671" calcext:value-type="float">
            <text:p>22.1876666666671</text:p>
          </table:table-cell>
          <table:table-cell office:value-type="float" office:value="129.130000000013" calcext:value-type="float">
            <text:p>129.1300000000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.1" calcext:value-type="float">
            <text:p>10.1</text:p>
          </table:table-cell>
          <table:table-cell office:value-type="float" office:value="166.329999999781" calcext:value-type="float">
            <text:p>166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8.2586666666647" calcext:value-type="float">
            <text:p>18.2586666666647</text:p>
          </table:table-cell>
          <table:table-cell office:value-type="float" office:value="106.739999999805" calcext:value-type="float">
            <text:p>106.739999999805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62.639999999634" calcext:value-type="float">
            <text:p>162.639999999634</text:p>
          </table:table-cell>
          <table:table-cell office:value-type="float" office:value="17.175" calcext:value-type="float">
            <text:p>17.175</text:p>
          </table:table-cell>
          <table:table-cell office:value-type="float" office:value="149.350000000316" calcext:value-type="float">
            <text:p>149.3500000003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4.379999999946" calcext:value-type="float">
            <text:p>174.379999999946</text:p>
          </table:table-cell>
          <table:table-cell office:value-type="float" office:value="21.6600000000214" calcext:value-type="float">
            <text:p>21.6600000000214</text:p>
          </table:table-cell>
          <table:table-cell office:value-type="float" office:value="172.130000000583" calcext:value-type="float">
            <text:p>172.13000000058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2.229999999938" calcext:value-type="float">
            <text:p>142.2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115.92" calcext:value-type="float">
            <text:p>115.92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1635531135531" calcext:value-type="float">
            <text:p>16.1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97.0899999999996" calcext:value-type="float">
            <text:p>97.0899999999996</text:p>
          </table:table-cell>
          <table:table-cell office:value-type="float" office:value="9.725" calcext:value-type="float">
            <text:p>9.725</text:p>
          </table:table-cell>
          <table:table-cell office:value-type="float" office:value="119.7" calcext:value-type="float">
            <text:p>119.7</text:p>
          </table:table-cell>
          <table:table-cell office:value-type="float" office:value="10.3492783882784" calcext:value-type="float">
            <text:p>10.3492783882784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98.0999999999998" calcext:value-type="float">
            <text:p>98.0999999999998</text:p>
          </table:table-cell>
          <table:table-cell office:value-type="float" office:value="10.9591904761905" calcext:value-type="float">
            <text:p>10.9591904761905</text:p>
          </table:table-cell>
          <table:table-cell office:value-type="float" office:value="101.799999999999" calcext:value-type="float">
            <text:p>101.799999999999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8.3030000000046" calcext:value-type="float">
            <text:p>18.303000000004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8.2586666666647" calcext:value-type="float">
            <text:p>18.2586666666647</text:p>
          </table:table-cell>
          <table:table-cell office:value-type="float" office:value="184.649999999946" calcext:value-type="float">
            <text:p>184.649999999946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9.849999999947" calcext:value-type="float">
            <text:p>159.8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2.329999999941" calcext:value-type="float">
            <text:p>172.329999999941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729999999938" calcext:value-type="float">
            <text:p>150.7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2.25" calcext:value-type="float">
            <text:p>12.2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2513772893774" calcext:value-type="float">
            <text:p>16.2513772893774</text:p>
          </table:table-cell>
          <table:table-cell office:value-type="float" office:value="176.920000000056" calcext:value-type="float">
            <text:p>176.920000000056</text:p>
          </table:table-cell>
          <table:table-cell office:value-type="float" office:value="13.5943333333333" calcext:value-type="float">
            <text:p>13.594333333333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0.0044725274725" calcext:value-type="float">
            <text:p>10.0044725274725</text:p>
          </table:table-cell>
          <table:table-cell office:value-type="float" office:value="374.020000000001" calcext:value-type="float">
            <text:p>374.020000000001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374.019999999947" calcext:value-type="float">
            <text:p>374.019999999947</text:p>
          </table:table-cell>
          <table:table-cell office:value-type="float" office:value="10.9438278388278" calcext:value-type="float">
            <text:p>10.9438278388278</text:p>
          </table:table-cell>
          <table:table-cell office:value-type="float" office:value="374.02" calcext:value-type="float">
            <text:p>374.02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374.02" calcext:value-type="float">
            <text:p>374.02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9.2635531135531" calcext:value-type="float">
            <text:p>19.2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20.8583333333333" calcext:value-type="float">
            <text:p>20.8583333333333</text:p>
          </table:table-cell>
          <table:table-cell office:value-type="float" office:value="173.579999999946" calcext:value-type="float">
            <text:p>173.579999999946</text:p>
          </table:table-cell>
          <table:table-cell office:value-type="float" office:value="20.15" calcext:value-type="float">
            <text:p>20.15</text:p>
          </table:table-cell>
          <table:table-cell office:value-type="float" office:value="148.779999999947" calcext:value-type="float">
            <text:p>148.7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34.469999999781" calcext:value-type="float">
            <text:p>134.46999999978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120.129999999994" calcext:value-type="float">
            <text:p>120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19.365619047619" calcext:value-type="float">
            <text:p>19.365619047619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9.079999999947" calcext:value-type="float">
            <text:p>179.0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68.279999999946" calcext:value-type="float">
            <text:p>168.27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43.239999999999" calcext:value-type="float">
            <text:p>143.239999999999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129999999994" calcext:value-type="float">
            <text:p>129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24.609999999999" calcext:value-type="float">
            <text:p>124.609999999999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3.36" calcext:value-type="float">
            <text:p>133.36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5" calcext:value-type="float">
            <text:p>20.15</text:p>
          </table:table-cell>
          <table:table-cell office:value-type="float" office:value="131.02" calcext:value-type="float">
            <text:p>131.02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0.13" calcext:value-type="float">
            <text:p>120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19.38" calcext:value-type="float">
            <text:p>119.38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0.589999999952" calcext:value-type="float">
            <text:p>180.5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82.589999999952" calcext:value-type="float">
            <text:p>182.5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34.199999999946" calcext:value-type="float">
            <text:p>134.199999999946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140.199999999947" calcext:value-type="float">
            <text:p>140.19999999994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.075" calcext:value-type="float">
            <text:p>6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2083333333333" calcext:value-type="float">
            <text:p>10.2083333333333</text:p>
          </table:table-cell>
          <table:table-cell office:value-type="float" office:value="343.45" calcext:value-type="float">
            <text:p>343.45</text:p>
          </table:table-cell>
          <table:table-cell office:value-type="float" office:value="10.5416666666667" calcext:value-type="float">
            <text:p>10.5416666666667</text:p>
          </table:table-cell>
          <table:table-cell office:value-type="float" office:value="200.4" calcext:value-type="float">
            <text:p>200.4</text:p>
          </table:table-cell>
          <table:table-cell office:value-type="float" office:value="10.875" calcext:value-type="float">
            <text:p>10.875</text:p>
          </table:table-cell>
          <table:table-cell office:value-type="float" office:value="175.6" calcext:value-type="float">
            <text:p>175.6</text:p>
          </table:table-cell>
          <table:table-cell office:value-type="float" office:value="6.21340358965915" calcext:value-type="float">
            <text:p>6.213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75" calcext:value-type="float">
            <text:p>5.375</text:p>
          </table:table-cell>
          <table:table-cell office:value-type="float" office:value="198.45" calcext:value-type="float">
            <text:p>198.45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87.65" calcext:value-type="float">
            <text:p>187.65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76.85" calcext:value-type="float">
            <text:p>176.85</text:p>
          </table:table-cell>
          <table:table-cell office:value-type="float" office:value="6.375" calcext:value-type="float">
            <text:p>6.375</text:p>
          </table:table-cell>
          <table:table-cell office:value-type="float" office:value="301.852733410176" calcext:value-type="float">
            <text:p>301.852733410176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303.45" calcext:value-type="float">
            <text:p>303.45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291.65" calcext:value-type="float">
            <text:p>291.65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280.85" calcext:value-type="float">
            <text:p>280.85</text:p>
          </table:table-cell>
          <table:table-cell office:value-type="float" office:value="6.58840358965915" calcext:value-type="float">
            <text:p>6.58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5.6083333333333" calcext:value-type="float">
            <text:p>15.60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1.3683333333333" calcext:value-type="float">
            <text:p>21.368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04.3" calcext:value-type="float">
            <text:p>204.3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8.075" calcext:value-type="float">
            <text:p>8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154.8" calcext:value-type="float">
            <text:p>154.8</text:p>
          </table:table-cell>
          <table:table-cell office:value-type="float" office:value="9.25" calcext:value-type="float">
            <text:p>9.25</text:p>
          </table:table-cell>
          <table:table-cell office:value-type="float" office:value="187.2" calcext:value-type="float">
            <text:p>187.2</text:p>
          </table:table-cell>
          <table:table-cell office:value-type="float" office:value="9.58333333333333" calcext:value-type="float">
            <text:p>9.5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180717931829" calcext:value-type="float">
            <text:p>6.80180717931829</text:p>
          </table:table-cell>
          <table:table-cell office:value-type="float" office:value="154.8" calcext:value-type="float">
            <text:p>154.8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328.06" calcext:value-type="float">
            <text:p>328.06</text:p>
          </table:table-cell>
          <table:table-cell office:value-type="float" office:value="11.0166666666667" calcext:value-type="float">
            <text:p>11.0166666666667</text:p>
          </table:table-cell>
          <table:table-cell office:value-type="float" office:value="185.01" calcext:value-type="float">
            <text:p>185.0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9.45" calcext:value-type="float">
            <text:p>9.45</text:p>
          </table:table-cell>
          <table:table-cell office:value-type="float" office:value="165.6" calcext:value-type="float">
            <text:p>165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154.8" calcext:value-type="float">
            <text:p>154.8</text:p>
          </table:table-cell>
          <table:table-cell office:value-type="float" office:value="6.04166666666667" calcext:value-type="float">
            <text:p>6.04166666666667</text:p>
          </table:table-cell>
          <table:table-cell office:value-type="float" office:value="184.41" calcext:value-type="float">
            <text:p>184.41</text:p>
          </table:table-cell>
          <table:table-cell office:value-type="float" office:value="6.14166666666667" calcext:value-type="float">
            <text:p>6.14166666666667</text:p>
          </table:table-cell>
          <table:table-cell office:value-type="float" office:value="173.61" calcext:value-type="float">
            <text:p>173.6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62.81" calcext:value-type="float">
            <text:p>162.81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287.96625" calcext:value-type="float">
            <text:p>287.96625</text:p>
          </table:table-cell>
          <table:table-cell office:value-type="float" office:value="5.225" calcext:value-type="float">
            <text:p>5.22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0833333333333" calcext:value-type="float">
            <text:p>5.70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225" calcext:value-type="float">
            <text:p>6.225</text:p>
          </table:table-cell>
          <table:table-cell office:value-type="float" office:value="154.8" calcext:value-type="float">
            <text:p>154.8</text:p>
          </table:table-cell>
          <table:table-cell office:value-type="float" office:value="10.6166666666667" calcext:value-type="float">
            <text:p>10.6166666666667</text:p>
          </table:table-cell>
          <table:table-cell office:value-type="float" office:value="287.79" calcext:value-type="float">
            <text:p>287.79</text:p>
          </table:table-cell>
          <table:table-cell office:value-type="float" office:value="11.75" calcext:value-type="float">
            <text:p>11.75</text:p>
          </table:table-cell>
          <table:table-cell office:value-type="float" office:value="275.99" calcext:value-type="float">
            <text:p>275.9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65.19" calcext:value-type="float">
            <text:p>265.19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33.54" calcext:value-type="float">
            <text:p>333.54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2" calcext:value-type="float">
            <text:p>187.2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26.4" calcext:value-type="float">
            <text:p>226.4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201.95" calcext:value-type="float">
            <text:p>201.95</text:p>
          </table:table-cell>
          <table:table-cell office:value-type="float" office:value="10.075" calcext:value-type="float">
            <text:p>10.075</text:p>
          </table:table-cell>
          <table:table-cell office:value-type="float" office:value="191.15" calcext:value-type="float">
            <text:p>191.15</text:p>
          </table:table-cell>
          <table:table-cell office:value-type="float" office:value="10.4083333333333" calcext:value-type="float">
            <text:p>10.408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7.01521076897744" calcext:value-type="float">
            <text:p>7.0152107689774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39.06" calcext:value-type="float">
            <text:p>339.06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248.01" calcext:value-type="float">
            <text:p>248.01</text:p>
          </table:table-cell>
          <table:table-cell office:value-type="float" office:value="13.45" calcext:value-type="float">
            <text:p>13.45</text:p>
          </table:table-cell>
          <table:table-cell office:value-type="float" office:value="170.21" calcext:value-type="float">
            <text:p>170.2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53.81" calcext:value-type="float">
            <text:p>353.81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208.45" calcext:value-type="float">
            <text:p>208.45</text:p>
          </table:table-cell>
          <table:table-cell office:value-type="float" office:value="9.45" calcext:value-type="float">
            <text:p>9.45</text:p>
          </table:table-cell>
          <table:table-cell office:value-type="float" office:value="186.4" calcext:value-type="float">
            <text:p>186.4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175.6" calcext:value-type="float">
            <text:p>175.6</text:p>
          </table:table-cell>
          <table:table-cell office:value-type="float" office:value="8.09967479005434" calcext:value-type="float">
            <text:p>8.09967479005434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93.91" calcext:value-type="float">
            <text:p>193.91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90.11" calcext:value-type="float">
            <text:p>190.11</text:p>
          </table:table-cell>
          <table:table-cell office:value-type="float" office:value="7.025" calcext:value-type="float">
            <text:p>7.025</text:p>
          </table:table-cell>
          <table:table-cell office:value-type="float" office:value="167.81" calcext:value-type="float">
            <text:p>167.81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04.46625" calcext:value-type="float">
            <text:p>304.46625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202.7" calcext:value-type="float">
            <text:p>202.7</text:p>
          </table:table-cell>
          <table:table-cell office:value-type="float" office:value="6.075" calcext:value-type="float">
            <text:p>6.075</text:p>
          </table:table-cell>
          <table:table-cell office:value-type="float" office:value="187.4" calcext:value-type="float">
            <text:p>187.4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67.1" calcext:value-type="float">
            <text:p>167.1</text:p>
          </table:table-cell>
          <table:table-cell office:value-type="float" office:value="6.43840358965915" calcext:value-type="float">
            <text:p>6.43840358965915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1.75" calcext:value-type="float">
            <text:p>11.75</text:p>
          </table:table-cell>
          <table:table-cell office:value-type="float" office:value="321.79" calcext:value-type="float">
            <text:p>321.79</text:p>
          </table:table-cell>
          <table:table-cell office:value-type="float" office:value="12.0833333333333" calcext:value-type="float">
            <text:p>12.0833333333333</text:p>
          </table:table-cell>
          <table:table-cell office:value-type="float" office:value="285.99" calcext:value-type="float">
            <text:p>285.99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275.19" calcext:value-type="float">
            <text:p>275.19</text:p>
          </table:table-cell>
          <table:table-cell office:value-type="float" office:value="11.9386666666667" calcext:value-type="float">
            <text:p>11.938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" calcext:value-type="float">
            <text:p>23</text:p>
          </table:table-cell>
          <table:table-cell office:value-type="float" office:value="348.93" calcext:value-type="float">
            <text:p>348.93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97.95" calcext:value-type="float">
            <text:p>197.9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8.05" calcext:value-type="float">
            <text:p>8.05</text:p>
          </table:table-cell>
          <table:table-cell office:value-type="float" office:value="167.6" calcext:value-type="float">
            <text:p>167.6</text:p>
          </table:table-cell>
          <table:table-cell office:value-type="float" office:value="7.88627120039519" calcext:value-type="float">
            <text:p>7.88627120039519</text:p>
          </table:table-cell>
          <table:table-cell office:value-type="float" office:value="348.997266589824" calcext:value-type="float">
            <text:p>348.997266589824</text:p>
          </table:table-cell>
        </table:table-row>
        <table:table-row table:style-name="ro1">
          <table:table-cell office:value-type="float" office:value="10.4083333333333" calcext:value-type="float">
            <text:p>10.4083333333333</text:p>
          </table:table-cell>
          <table:table-cell office:value-type="float" office:value="212.36" calcext:value-type="float">
            <text:p>212.36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1.56" calcext:value-type="float">
            <text:p>161.56</text:p>
          </table:table-cell>
          <table:table-cell office:value-type="float" office:value="10.95" calcext:value-type="float">
            <text:p>10.95</text:p>
          </table:table-cell>
          <table:table-cell office:value-type="float" office:value="335.16" calcext:value-type="float">
            <text:p>335.16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5.11999999999998" calcext:value-type="float">
            <text:p>5.11999999999998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0" calcext:value-type="float">
            <text:p>0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23.13" calcext:value-type="float">
            <text:p>323.1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232.08" calcext:value-type="float">
            <text:p>232.0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4.28" calcext:value-type="float">
            <text:p>154.28</text:p>
          </table:table-cell>
          <table:table-cell office:value-type="float" office:value="16.75" calcext:value-type="float">
            <text:p>16.75</text:p>
          </table:table-cell>
          <table:table-cell office:value-type="float" office:value="337.88" calcext:value-type="float">
            <text:p>337.8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90.63" calcext:value-type="float">
            <text:p>190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168.58" calcext:value-type="float">
            <text:p>168.58</text:p>
          </table:table-cell>
          <table:table-cell office:value-type="float" office:value="18.35" calcext:value-type="float">
            <text:p>18.35</text:p>
          </table:table-cell>
          <table:table-cell office:value-type="float" office:value="157.78" calcext:value-type="float">
            <text:p>157.7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31.380000000001" calcext:value-type="float">
            <text:p>331.38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79.87" calcext:value-type="float">
            <text:p>179.87</text:p>
          </table:table-cell>
          <table:table-cell office:value-type="float" office:value="7.375" calcext:value-type="float">
            <text:p>7.375</text:p>
          </table:table-cell>
          <table:table-cell office:value-type="float" office:value="176.07" calcext:value-type="float">
            <text:p>176.07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3.77" calcext:value-type="float">
            <text:p>153.77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290.42625" calcext:value-type="float">
            <text:p>290.42625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6.77" calcext:value-type="float">
            <text:p>186.77</text:p>
          </table:table-cell>
          <table:table-cell office:value-type="float" office:value="6.56666666666667" calcext:value-type="float">
            <text:p>6.56666666666667</text:p>
          </table:table-cell>
          <table:table-cell office:value-type="float" office:value="171.47" calcext:value-type="float">
            <text:p>171.47</text:p>
          </table:table-cell>
          <table:table-cell office:value-type="float" office:value="7.22861435863659" calcext:value-type="float">
            <text:p>7.22861435863659</text:p>
          </table:table-cell>
          <table:table-cell office:value-type="float" office:value="151.17" calcext:value-type="float">
            <text:p>151.1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05.86" calcext:value-type="float">
            <text:p>305.86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270.06" calcext:value-type="float">
            <text:p>270.06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59.26" calcext:value-type="float">
            <text:p>259.26</text:p>
          </table:table-cell>
          <table:table-cell office:value-type="float" office:value="14.925" calcext:value-type="float">
            <text:p>14.925</text:p>
          </table:table-cell>
          <table:table-cell office:value-type="float" office:value="333.27" calcext:value-type="float">
            <text:p>333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3.23" calcext:value-type="float">
            <text:p>193.2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92.01" calcext:value-type="float">
            <text:p>192.01</text:p>
          </table:table-cell>
          <table:table-cell office:value-type="float" office:value="8.65" calcext:value-type="float">
            <text:p>8.65</text:p>
          </table:table-cell>
          <table:table-cell office:value-type="float" office:value="180.46" calcext:value-type="float">
            <text:p>180.46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161.66" calcext:value-type="float">
            <text:p>161.66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3.26" calcext:value-type="float">
            <text:p>343.26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218.61" calcext:value-type="float">
            <text:p>218.61</text:p>
          </table:table-cell>
          <table:table-cell office:value-type="float" office:value="10.95" calcext:value-type="float">
            <text:p>10.95</text:p>
          </table:table-cell>
          <table:table-cell office:value-type="float" office:value="163.81" calcext:value-type="float">
            <text:p>163.8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345.16" calcext:value-type="float">
            <text:p>345.16</text:p>
          </table:table-cell>
          <table:table-cell office:value-type="float" office:value="15.8491931500082" calcext:value-type="float">
            <text:p>15.8491931500082</text:p>
          </table:table-cell>
          <table:table-cell office:value-type="float" office:value="348.85243317416" calcext:value-type="float">
            <text:p>348.85243317416</text:p>
          </table:table-cell>
          <table:table-cell office:value-type="float" office:value="16.2269087216642" calcext:value-type="float">
            <text:p>16.2269087216642</text:p>
          </table:table-cell>
          <table:table-cell office:value-type="float" office:value="348.841170206925" calcext:value-type="float">
            <text:p>348.841170206925</text:p>
          </table:table-cell>
          <table:table-cell office:value-type="float" office:value="16.6102447993853" calcext:value-type="float">
            <text:p>16.6102447993853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249.92" calcext:value-type="float">
            <text:p>249.9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33.83" calcext:value-type="float">
            <text:p>233.83</text:p>
          </table:table-cell>
          <table:table-cell office:value-type="float" office:value="14.1556410889731" calcext:value-type="float">
            <text:p>14.1556410889731</text:p>
          </table:table-cell>
          <table:table-cell office:value-type="float" office:value="348.996724298809" calcext:value-type="float">
            <text:p>348.996724298809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39.63" calcext:value-type="float">
            <text:p>339.63</text:p>
          </table:table-cell>
          <table:table-cell office:value-type="float" office:value="16.569" calcext:value-type="float">
            <text:p>16.569</text:p>
          </table:table-cell>
          <table:table-cell office:value-type="float" office:value="349.2" calcext:value-type="float">
            <text:p>349.2</text:p>
          </table:table-cell>
          <table:table-cell office:value-type="float" office:value="18.35" calcext:value-type="float">
            <text:p>18.35</text:p>
          </table:table-cell>
          <table:table-cell office:value-type="float" office:value="222.01" calcext:value-type="float">
            <text:p>222.0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67.78" calcext:value-type="float">
            <text:p>167.78</text:p>
          </table:table-cell>
          <table:table-cell office:value-type="float" office:value="19.0166666666667" calcext:value-type="float">
            <text:p>19.0166666666667</text:p>
          </table:table-cell>
          <table:table-cell office:value-type="float" office:value="341.380000000001" calcext:value-type="float">
            <text:p>341.380000000001</text:p>
          </table:table-cell>
          <table:table-cell office:value-type="float" office:value="7.375" calcext:value-type="float">
            <text:p>7.375</text:p>
          </table:table-cell>
          <table:table-cell office:value-type="float" office:value="185.37" calcext:value-type="float">
            <text:p>185.37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186.07" calcext:value-type="float">
            <text:p>186.07</text:p>
          </table:table-cell>
          <table:table-cell office:value-type="float" office:value="7.67286761073604" calcext:value-type="float">
            <text:p>7.67286761073604</text:p>
          </table:table-cell>
          <table:table-cell office:value-type="float" office:value="348.996192436467" calcext:value-type="float">
            <text:p>348.996192436467</text:p>
          </table:table-cell>
          <table:table-cell office:value-type="float" office:value="8.375" calcext:value-type="float">
            <text:p>8.375</text:p>
          </table:table-cell>
          <table:table-cell office:value-type="float" office:value="305.92625" calcext:value-type="float">
            <text:p>305.92625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91.77" calcext:value-type="float">
            <text:p>191.77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190.22" calcext:value-type="float">
            <text:p>190.22</text:p>
          </table:table-cell>
          <table:table-cell office:value-type="float" office:value="7.44600279927548" calcext:value-type="float">
            <text:p>7.44600279927548</text:p>
          </table:table-cell>
          <table:table-cell office:value-type="float" office:value="348.993480981393" calcext:value-type="float">
            <text:p>348.993480981393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337.77" calcext:value-type="float">
            <text:p>337.77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320.11" calcext:value-type="float">
            <text:p>320.11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280.06" calcext:value-type="float">
            <text:p>280.06</text:p>
          </table:table-cell>
          <table:table-cell office:value-type="float" office:value="14.925" calcext:value-type="float">
            <text:p>14.925</text:p>
          </table:table-cell>
          <table:table-cell office:value-type="float" office:value="269.26" calcext:value-type="float">
            <text:p>269.26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43.27" calcext:value-type="float">
            <text:p>343.27</text:p>
          </table:table-cell>
          <table:table-cell office:value-type="float" office:value="24" calcext:value-type="float">
            <text:p>24</text:p>
          </table:table-cell>
          <table:table-cell office:value-type="float" office:value="316.53" calcext:value-type="float">
            <text:p>316.53</text:p>
          </table:table-cell>
          <table:table-cell office:value-type="float" office:value="24" calcext:value-type="float">
            <text:p>24</text:p>
          </table:table-cell>
          <table:table-cell office:value-type="float" office:value="327.33" calcext:value-type="float">
            <text:p>327.33</text:p>
          </table:table-cell>
          <table:table-cell office:value-type="float" office:value="24" calcext:value-type="float">
            <text:p>24</text:p>
          </table:table-cell>
          <table:table-cell office:value-type="float" office:value="193.23" calcext:value-type="float">
            <text:p>193.23</text:p>
          </table:table-cell>
          <table:table-cell office:value-type="float" office:value="24" calcext:value-type="float">
            <text:p>24</text:p>
          </table:table-cell>
          <table:table-cell office:value-type="float" office:value="348.93" calcext:value-type="float">
            <text:p>348.93</text:p>
          </table:table-cell>
          <table:table-cell office:value-type="float" office:value="8.35" calcext:value-type="float">
            <text:p>8.35</text:p>
          </table:table-cell>
          <table:table-cell office:value-type="float" office:value="193.01" calcext:value-type="float">
            <text:p>193.01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81.46" calcext:value-type="float">
            <text:p>181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162.66" calcext:value-type="float">
            <text:p>162.66</text:p>
          </table:table-cell>
          <table:table-cell office:value-type="float" office:value="9.35" calcext:value-type="float">
            <text:p>9.35</text:p>
          </table:table-cell>
          <table:table-cell office:value-type="float" office:value="347.26" calcext:value-type="float">
            <text:p>347.26</text:p>
          </table:table-cell>
        </table:table-row>
        <table:table-row table:style-name="ro1">
          <table:table-cell office:value-type="float" office:value="11.9386666666667" calcext:value-type="float">
            <text:p>11.9386666666667</text:p>
          </table:table-cell>
          <table:table-cell office:value-type="float" office:value="206.19" calcext:value-type="float">
            <text:p>206.19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51.39" calcext:value-type="float">
            <text:p>151.39</text:p>
          </table:table-cell>
          <table:table-cell office:value-type="float" office:value="13.45" calcext:value-type="float">
            <text:p>13.45</text:p>
          </table:table-cell>
          <table:table-cell office:value-type="float" office:value="332.74" calcext:value-type="float">
            <text:p>33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5" calcext:value-type="float">
            <text:p>18.25</text:p>
          </table:table-cell>
          <table:table-cell office:value-type="float" office:value="327.48" calcext:value-type="float">
            <text:p>327.48</text:p>
          </table:table-cell>
          <table:table-cell office:value-type="float" office:value="17.025" calcext:value-type="float">
            <text:p>17.025</text:p>
          </table:table-cell>
          <table:table-cell office:value-type="float" office:value="221.68" calcext:value-type="float">
            <text:p>221.68</text:p>
          </table:table-cell>
          <table:table-cell office:value-type="float" office:value="18.625" calcext:value-type="float">
            <text:p>18.625</text:p>
          </table:table-cell>
          <table:table-cell office:value-type="float" office:value="337.050000000001" calcext:value-type="float">
            <text:p>337.050000000001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27.48" calcext:value-type="float">
            <text:p>327.48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1" calcext:value-type="float">
            <text:p>148.61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22.210000000001" calcext:value-type="float">
            <text:p>322.210000000001</text:p>
          </table:table-cell>
          <table:table-cell office:value-type="float" office:value="8.35" calcext:value-type="float">
            <text:p>8.35</text:p>
          </table:table-cell>
          <table:table-cell office:value-type="float" office:value="173.76" calcext:value-type="float">
            <text:p>173.76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174.46" calcext:value-type="float">
            <text:p>174.4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9.35" calcext:value-type="float">
            <text:p>9.35</text:p>
          </table:table-cell>
          <table:table-cell office:value-type="float" office:value="294.31625" calcext:value-type="float">
            <text:p>294.31625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80.16" calcext:value-type="float">
            <text:p>180.16</text:p>
          </table:table-cell>
          <table:table-cell office:value-type="float" office:value="8.05" calcext:value-type="float">
            <text:p>8.05</text:p>
          </table:table-cell>
          <table:table-cell office:value-type="float" office:value="178.61" calcext:value-type="float">
            <text:p>178.6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8.85" calcext:value-type="float">
            <text:p>8.85</text:p>
          </table:table-cell>
          <table:table-cell office:value-type="float" office:value="326.16" calcext:value-type="float">
            <text:p>326.16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06.34" calcext:value-type="float">
            <text:p>306.34</text:p>
          </table:table-cell>
          <table:table-cell office:value-type="float" office:value="17.25" calcext:value-type="float">
            <text:p>17.25</text:p>
          </table:table-cell>
          <table:table-cell office:value-type="float" office:value="266.29" calcext:value-type="float">
            <text:p>266.2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55.49" calcext:value-type="float">
            <text:p>255.4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329.5" calcext:value-type="float">
            <text:p>32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" calcext:value-type="float">
            <text:p>9.55</text:p>
          </table:table-cell>
          <table:table-cell office:value-type="float" office:value="177.89" calcext:value-type="float">
            <text:p>177.89</text:p>
          </table:table-cell>
          <table:table-cell office:value-type="float" office:value="9.91666666666667" calcext:value-type="float">
            <text:p>9.91666666666667</text:p>
          </table:table-cell>
          <table:table-cell office:value-type="float" office:value="166.34" calcext:value-type="float">
            <text:p>166.34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47.54" calcext:value-type="float">
            <text:p>147.54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2.14" calcext:value-type="float">
            <text:p>332.14</text:p>
          </table:table-cell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241.53" calcext:value-type="float">
            <text:p>241.53</text:p>
          </table:table-cell>
          <table:table-cell office:value-type="float" office:value="11.5504802678522" calcext:value-type="float">
            <text:p>11.5504802678522</text:p>
          </table:table-cell>
          <table:table-cell office:value-type="float" office:value="348.993710412206" calcext:value-type="float">
            <text:p>348.993710412206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2.74" calcext:value-type="float">
            <text:p>342.74</text:p>
          </table:table-cell>
          <table:table-cell office:value-type="float" office:value="23" calcext:value-type="float">
            <text:p>23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214.55" calcext:value-type="float">
            <text:p>214.55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28.73" calcext:value-type="float">
            <text:p>328.73</text:p>
          </table:table-cell>
          <table:table-cell office:value-type="float" office:value="18.625" calcext:value-type="float">
            <text:p>18.625</text:p>
          </table:table-cell>
          <table:table-cell office:value-type="float" office:value="269.68" calcext:value-type="float">
            <text:p>269.68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47.05" calcext:value-type="float">
            <text:p>347.05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7.48" calcext:value-type="float">
            <text:p>337.48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5.03" calcext:value-type="float">
            <text:p>355.0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228.84" calcext:value-type="float">
            <text:p>228.84</text:p>
          </table:table-cell>
          <table:table-cell office:value-type="float" office:value="19.4951986936714" calcext:value-type="float">
            <text:p>19.4951986936714</text:p>
          </table:table-cell>
          <table:table-cell office:value-type="float" office:value="348.990811241012" calcext:value-type="float">
            <text:p>348.990811241012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210000000001" calcext:value-type="float">
            <text:p>342.21000000000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178.76" calcext:value-type="float">
            <text:p>178.76</text:p>
          </table:table-cell>
          <table:table-cell office:value-type="float" office:value="8.85" calcext:value-type="float">
            <text:p>8.85</text:p>
          </table:table-cell>
          <table:table-cell office:value-type="float" office:value="179.46" calcext:value-type="float">
            <text:p>179.46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342.59" calcext:value-type="float">
            <text:p>342.59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299.31625" calcext:value-type="float">
            <text:p>299.31625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188.16" calcext:value-type="float">
            <text:p>188.16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86.61" calcext:value-type="float">
            <text:p>186.61</text:p>
          </table:table-cell>
          <table:table-cell office:value-type="float" office:value="8.65" calcext:value-type="float">
            <text:p>8.65</text:p>
          </table:table-cell>
          <table:table-cell office:value-type="float" office:value="341.59" calcext:value-type="float">
            <text:p>341.59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330.16" calcext:value-type="float">
            <text:p>330.16</text:p>
          </table:table-cell>
          <table:table-cell office:value-type="float" office:value="17.25" calcext:value-type="float">
            <text:p>17.25</text:p>
          </table:table-cell>
          <table:table-cell office:value-type="float" office:value="319.59" calcext:value-type="float">
            <text:p>319.59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276.29" calcext:value-type="float">
            <text:p>276.29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265.49" calcext:value-type="float">
            <text:p>265.49</text:p>
          </table:table-cell>
          <table:table-cell office:value-type="float" office:value="18.25" calcext:value-type="float">
            <text:p>18.25</text:p>
          </table:table-cell>
          <table:table-cell office:value-type="float" office:value="339.5" calcext:value-type="float">
            <text:p>33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79.39" calcext:value-type="float">
            <text:p>179.39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6.84" calcext:value-type="float">
            <text:p>166.84</text:p>
          </table:table-cell>
          <table:table-cell office:value-type="float" office:value="9.70470662495197" calcext:value-type="float">
            <text:p>9.70470662495197</text:p>
          </table:table-cell>
          <table:table-cell office:value-type="float" office:value="348.989695372963" calcext:value-type="float">
            <text:p>348.989695372963</text:p>
          </table:table-cell>
          <table:table-cell office:value-type="float" office:value="10.6" calcext:value-type="float">
            <text:p>10.6</text:p>
          </table:table-cell>
          <table:table-cell office:value-type="float" office:value="337.14" calcext:value-type="float">
            <text:p>337.14</text:p>
          </table:table-cell>
        </table:table-row>
        <table:table-row table:style-name="ro1">
          <table:table-cell office:value-type="float" office:value="15.8083333333333" calcext:value-type="float">
            <text:p>15.8083333333333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35.429999999999" calcext:value-type="float">
            <text:p>335.429999999999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28.97" calcext:value-type="float">
            <text:p>328.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14.96" calcext:value-type="float">
            <text:p>314.96</text:p>
          </table:table-cell>
          <table:table-cell office:value-type="float" office:value="20.75" calcext:value-type="float">
            <text:p>20.75</text:p>
          </table:table-cell>
          <table:table-cell office:value-type="float" office:value="255.91" calcext:value-type="float">
            <text:p>255.91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333.28" calcext:value-type="float">
            <text:p>333.28</text:p>
          </table:table-cell>
          <table:table-cell office:value-type="float" office:value="21.45" calcext:value-type="float">
            <text:p>21.45</text:p>
          </table:table-cell>
          <table:table-cell office:value-type="float" office:value="323.71" calcext:value-type="float">
            <text:p>323.71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335.59" calcext:value-type="float">
            <text:p>335.59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09.4" calcext:value-type="float">
            <text:p>209.4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29.76" calcext:value-type="float">
            <text:p>329.76</text:p>
          </table:table-cell>
          <table:table-cell office:value-type="float" office:value="22" calcext:value-type="float">
            <text:p>22</text:p>
          </table:table-cell>
          <table:table-cell office:value-type="float" office:value="322.770000000001" calcext:value-type="float">
            <text:p>322.770000000001</text:p>
          </table:table-cell>
          <table:table-cell office:value-type="float" office:value="9.6" calcext:value-type="float">
            <text:p>9.6</text:p>
          </table:table-cell>
          <table:table-cell office:value-type="float" office:value="163.1" calcext:value-type="float">
            <text:p>163.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3.8" calcext:value-type="float">
            <text:p>163.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26.93" calcext:value-type="float">
            <text:p>326.93</text:p>
          </table:table-cell>
          <table:table-cell office:value-type="float" office:value="10.6" calcext:value-type="float">
            <text:p>10.6</text:p>
          </table:table-cell>
          <table:table-cell office:value-type="float" office:value="283.65625" calcext:value-type="float">
            <text:p>283.65625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171.96" calcext:value-type="float">
            <text:p>171.96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0.41" calcext:value-type="float">
            <text:p>170.41</text:p>
          </table:table-cell>
          <table:table-cell office:value-type="float" office:value="9.78333333333333" calcext:value-type="float">
            <text:p>9.78333333333333</text:p>
          </table:table-cell>
          <table:table-cell office:value-type="float" office:value="325.39" calcext:value-type="float">
            <text:p>325.39</text:p>
          </table:table-cell>
          <table:table-cell office:value-type="float" office:value="10.1" calcext:value-type="float">
            <text:p>10.1</text:p>
          </table:table-cell>
          <table:table-cell office:value-type="float" office:value="313.96" calcext:value-type="float">
            <text:p>313.96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03.39" calcext:value-type="float">
            <text:p>303.39</text:p>
          </table:table-cell>
          <table:table-cell office:value-type="float" office:value="19.75" calcext:value-type="float">
            <text:p>19.75</text:p>
          </table:table-cell>
          <table:table-cell office:value-type="float" office:value="260.09" calcext:value-type="float">
            <text:p>260.09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49.29" calcext:value-type="float">
            <text:p>249.2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23.3" calcext:value-type="float">
            <text:p>323.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153.07" calcext:value-type="float">
            <text:p>153.07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35.430000000001" calcext:value-type="float">
            <text:p>335.430000000001</text:p>
          </table:table-cell>
          <table:table-cell office:value-type="float" office:value="11.025" calcext:value-type="float">
            <text:p>11.025</text:p>
          </table:table-cell>
          <table:table-cell office:value-type="float" office:value="323.37" calcext:value-type="float">
            <text:p>323.37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236.01" calcext:value-type="float">
            <text:p>236.01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36.256249999999" calcext:value-type="float">
            <text:p>336.256249999999</text:p>
          </table:table-cell>
          <table:table-cell office:value-type="float" office:value="16.75" calcext:value-type="float">
            <text:p>16.75</text:p>
          </table:table-cell>
          <table:table-cell office:value-type="float" office:value="338.97" calcext:value-type="float">
            <text:p>338.97</text:p>
          </table:table-cell>
          <table:table-cell office:value-type="float" office:value="24" calcext:value-type="float">
            <text:p>24</text:p>
          </table:table-cell>
          <table:table-cell office:value-type="float" office:value="281.430000000001" calcext:value-type="float">
            <text:p>281.4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92.229999999999" calcext:value-type="float">
            <text:p>292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03.030000000001" calcext:value-type="float">
            <text:p>303.0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214.55" calcext:value-type="float">
            <text:p>214.55</text:p>
          </table:table-cell>
          <table:table-cell office:value-type="float" office:value="20.7833333333333" calcext:value-type="float">
            <text:p>20.7833333333333</text:p>
          </table:table-cell>
          <table:table-cell office:value-type="float" office:value="325.96" calcext:value-type="float">
            <text:p>325.9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266.91" calcext:value-type="float">
            <text:p>266.91</text:p>
          </table:table-cell>
          <table:table-cell office:value-type="float" office:value="21.45" calcext:value-type="float">
            <text:p>21.45</text:p>
          </table:table-cell>
          <table:table-cell office:value-type="float" office:value="343.28" calcext:value-type="float">
            <text:p>343.28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33.71" calcext:value-type="float">
            <text:p>333.71</text:p>
          </table:table-cell>
          <table:table-cell office:value-type="float" office:value="23" calcext:value-type="float">
            <text:p>23</text:p>
          </table:table-cell>
          <table:table-cell office:value-type="float" office:value="380.84" calcext:value-type="float">
            <text:p>380.84</text:p>
          </table:table-cell>
          <table:table-cell office:value-type="float" office:value="23" calcext:value-type="float">
            <text:p>23</text:p>
          </table:table-cell>
          <table:table-cell office:value-type="float" office:value="259.4" calcext:value-type="float">
            <text:p>259.4</text:p>
          </table:table-cell>
          <table:table-cell office:value-type="float" office:value="23" calcext:value-type="float">
            <text:p>23</text:p>
          </table:table-cell>
          <table:table-cell office:value-type="float" office:value="355.01" calcext:value-type="float">
            <text:p>355.01</text:p>
          </table:table-cell>
          <table:table-cell office:value-type="float" office:value="23" calcext:value-type="float">
            <text:p>23</text:p>
          </table:table-cell>
          <table:table-cell office:value-type="float" office:value="352.770000000001" calcext:value-type="float">
            <text:p>352.770000000001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168.1" calcext:value-type="float">
            <text:p>168.1</text:p>
          </table:table-cell>
          <table:table-cell office:value-type="float" office:value="10.1" calcext:value-type="float">
            <text:p>10.1</text:p>
          </table:table-cell>
          <table:table-cell office:value-type="float" office:value="168.8" calcext:value-type="float">
            <text:p>168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43" calcext:value-type="float">
            <text:p>333.43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288.65625" calcext:value-type="float">
            <text:p>288.65625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172.96" calcext:value-type="float">
            <text:p>172.96</text:p>
          </table:table-cell>
          <table:table-cell office:value-type="float" office:value="9.55" calcext:value-type="float">
            <text:p>9.55</text:p>
          </table:table-cell>
          <table:table-cell office:value-type="float" office:value="171.41" calcext:value-type="float">
            <text:p>171.41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328.39" calcext:value-type="float">
            <text:p>328.39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17.46" calcext:value-type="float">
            <text:p>317.46</text:p>
          </table:table-cell>
          <table:table-cell office:value-type="float" office:value="19.75" calcext:value-type="float">
            <text:p>19.75</text:p>
          </table:table-cell>
          <table:table-cell office:value-type="float" office:value="315.64" calcext:value-type="float">
            <text:p>315.64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270.09" calcext:value-type="float">
            <text:p>270.09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259.29" calcext:value-type="float">
            <text:p>259.29</text:p>
          </table:table-cell>
          <table:table-cell office:value-type="float" office:value="20.75" calcext:value-type="float">
            <text:p>20.75</text:p>
          </table:table-cell>
          <table:table-cell office:value-type="float" office:value="342.05" calcext:value-type="float">
            <text:p>342.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33333333" calcext:value-type="float">
            <text:p>10.7333333333333</text:p>
          </table:table-cell>
          <table:table-cell office:value-type="float" office:value="175.12" calcext:value-type="float">
            <text:p>175.12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348.995462429331" calcext:value-type="float">
            <text:p>348.995462429331</text:p>
          </table:table-cell>
          <table:table-cell office:value-type="float" office:value="11.4" calcext:value-type="float">
            <text:p>11.4</text:p>
          </table:table-cell>
          <table:table-cell office:value-type="float" office:value="344.930000000001" calcext:value-type="float">
            <text:p>344.93000000000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344.62" calcext:value-type="float">
            <text:p>344.62</text:p>
          </table:table-cell>
        </table:table-row>
        <table:table-row table:style-name="ro1">
          <table:table-cell office:value-type="float" office:value="18.2916666666667" calcext:value-type="float">
            <text:p>18.2916666666667</text:p>
          </table:table-cell>
          <table:table-cell office:value-type="float" office:value="222.24" calcext:value-type="float">
            <text:p>222.24</text:p>
          </table:table-cell>
          <table:table-cell office:value-type="float" office:value="18.675" calcext:value-type="float">
            <text:p>18.675</text:p>
          </table:table-cell>
          <table:table-cell office:value-type="float" office:value="322.486249999999" calcext:value-type="float">
            <text:p>322.486249999999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25.2" calcext:value-type="float">
            <text:p>32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317.59" calcext:value-type="float">
            <text:p>317.59</text:p>
          </table:table-cell>
          <table:table-cell office:value-type="float" office:value="21.375" calcext:value-type="float">
            <text:p>21.375</text:p>
          </table:table-cell>
          <table:table-cell office:value-type="float" office:value="258.54" calcext:value-type="float">
            <text:p>258.54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334.91" calcext:value-type="float">
            <text:p>334.91</text:p>
          </table:table-cell>
          <table:table-cell office:value-type="float" office:value="22.3" calcext:value-type="float">
            <text:p>22.3</text:p>
          </table:table-cell>
          <table:table-cell office:value-type="float" office:value="325.34" calcext:value-type="float">
            <text:p>325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71" calcext:value-type="float">
            <text:p>348.7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7.27" calcext:value-type="float">
            <text:p>227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88" calcext:value-type="float">
            <text:p>322.8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152.17" calcext:value-type="float">
            <text:p>152.17</text:p>
          </table:table-cell>
          <table:table-cell office:value-type="float" office:value="10.7031766287941" calcext:value-type="float">
            <text:p>10.7031766287941</text:p>
          </table:table-cell>
          <table:table-cell office:value-type="float" office:value="152.87" calcext:value-type="float">
            <text:p>152.87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17.5" calcext:value-type="float">
            <text:p>317.5</text:p>
          </table:table-cell>
          <table:table-cell office:value-type="float" office:value="13.84" calcext:value-type="float">
            <text:p>13.84</text:p>
          </table:table-cell>
          <table:table-cell office:value-type="float" office:value="272.72625" calcext:value-type="float">
            <text:p>272.72625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156.49" calcext:value-type="float">
            <text:p>156.49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311.92" calcext:value-type="float">
            <text:p>311.92</text:p>
          </table:table-cell>
          <table:table-cell office:value-type="float" office:value="11.4" calcext:value-type="float">
            <text:p>11.4</text:p>
          </table:table-cell>
          <table:table-cell office:value-type="float" office:value="300.99" calcext:value-type="float">
            <text:p>300.9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255.78" calcext:value-type="float">
            <text:p>255.78</text:p>
          </table:table-cell>
          <table:table-cell office:value-type="float" office:value="21.3" calcext:value-type="float">
            <text:p>21.3</text:p>
          </table:table-cell>
          <table:table-cell office:value-type="float" office:value="244.98" calcext:value-type="float">
            <text:p>244.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27.74" calcext:value-type="float">
            <text:p>327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7.03" calcext:value-type="float">
            <text:p>157.03</text:p>
          </table:table-cell>
          <table:table-cell office:value-type="float" office:value="11.9" calcext:value-type="float">
            <text:p>11.9</text:p>
          </table:table-cell>
          <table:table-cell office:value-type="float" office:value="331.109999999999" calcext:value-type="float">
            <text:p>331.109999999999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26.840000000001" calcext:value-type="float">
            <text:p>326.84000000000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26.53" calcext:value-type="float">
            <text:p>326.53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33.74" calcext:value-type="float">
            <text:p>233.7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32.486249999999" calcext:value-type="float">
            <text:p>332.486249999999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35.2" calcext:value-type="float">
            <text:p>335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67.29" calcext:value-type="float">
            <text:p>267.29</text:p>
          </table:table-cell>
          <table:table-cell office:value-type="float" office:value="22" calcext:value-type="float">
            <text:p>22</text:p>
          </table:table-cell>
          <table:table-cell office:value-type="float" office:value="343.66" calcext:value-type="float">
            <text:p>343.66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326.34" calcext:value-type="float">
            <text:p>326.34</text:p>
          </table:table-cell>
          <table:table-cell office:value-type="float" office:value="24" calcext:value-type="float">
            <text:p>24</text:p>
          </table:table-cell>
          <table:table-cell office:value-type="float" office:value="348.71" calcext:value-type="float">
            <text:p>348.71</text:p>
          </table:table-cell>
          <table:table-cell office:value-type="float" office:value="24" calcext:value-type="float">
            <text:p>24</text:p>
          </table:table-cell>
          <table:table-cell office:value-type="float" office:value="227.27" calcext:value-type="float">
            <text:p>227.27</text:p>
          </table:table-cell>
          <table:table-cell office:value-type="float" office:value="24" calcext:value-type="float">
            <text:p>24</text:p>
          </table:table-cell>
          <table:table-cell office:value-type="float" office:value="322.88" calcext:value-type="float">
            <text:p>322.88</text:p>
          </table:table-cell>
          <table:table-cell office:value-type="float" office:value="24" calcext:value-type="float">
            <text:p>24</text:p>
          </table:table-cell>
          <table:table-cell office:value-type="float" office:value="320.640000000001" calcext:value-type="float">
            <text:p>320.640000000001</text:p>
          </table:table-cell>
          <table:table-cell office:value-type="float" office:value="10.4878739228278" calcext:value-type="float">
            <text:p>10.4878739228278</text:p>
          </table:table-cell>
          <table:table-cell office:value-type="float" office:value="348.99452384873" calcext:value-type="float">
            <text:p>348.99452384873</text:p>
          </table:table-cell>
          <table:table-cell office:value-type="float" office:value="10.9186988857786" calcext:value-type="float">
            <text:p>10.9186988857786</text:p>
          </table:table-cell>
          <table:table-cell office:value-type="float" office:value="348.995253855865" calcext:value-type="float">
            <text:p>348.995253855865</text:p>
          </table:table-cell>
          <table:table-cell office:value-type="float" office:value="13.84" calcext:value-type="float">
            <text:p>13.84</text:p>
          </table:table-cell>
          <table:table-cell office:value-type="float" office:value="349.2" calcext:value-type="float">
            <text:p>349.2</text:p>
          </table:table-cell>
          <table:table-cell office:value-type="float" office:value="16.389125" calcext:value-type="float">
            <text:p>16.389125</text:p>
          </table:table-cell>
          <table:table-cell office:value-type="float" office:value="349.2" calcext:value-type="float">
            <text:p>349.2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172.49" calcext:value-type="float">
            <text:p>172.49</text:p>
          </table:table-cell>
          <table:table-cell office:value-type="float" office:value="10.2715832372798" calcext:value-type="float">
            <text:p>10.2715832372798</text:p>
          </table:table-cell>
          <table:table-cell office:value-type="float" office:value="348.997412591251" calcext:value-type="float">
            <text:p>348.997412591251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21.42" calcext:value-type="float">
            <text:p>321.42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01.49" calcext:value-type="float">
            <text:p>301.49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302.33" calcext:value-type="float">
            <text:p>302.33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265.78" calcext:value-type="float">
            <text:p>265.78</text:p>
          </table:table-cell>
          <table:table-cell office:value-type="float" office:value="21.825" calcext:value-type="float">
            <text:p>21.825</text:p>
          </table:table-cell>
          <table:table-cell office:value-type="float" office:value="260.73" calcext:value-type="float">
            <text:p>260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56.74" calcext:value-type="float">
            <text:p>356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62.03" calcext:value-type="float">
            <text:p>162.0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41.109999999999" calcext:value-type="float">
            <text:p>341.10999999999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36.840000000001" calcext:value-type="float">
            <text:p>336.840000000001</text:p>
          </table:table-cell>
          <table:table-cell office:value-type="float" office:value="12.9" calcext:value-type="float">
            <text:p>12.9</text:p>
          </table:table-cell>
          <table:table-cell office:value-type="float" office:value="336.53" calcext:value-type="float">
            <text:p>336.53</text:p>
          </table:table-cell>
        </table:table-row>
        <table:table-row table:style-name="ro1">
          <table:table-cell office:value-type="float" office:value="20.7833333333333" calcext:value-type="float">
            <text:p>20.7833333333333</text:p>
          </table:table-cell>
          <table:table-cell office:value-type="float" office:value="222.67" calcext:value-type="float">
            <text:p>222.6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1.416249999999" calcext:value-type="float">
            <text:p>321.416249999999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24.13" calcext:value-type="float">
            <text:p>32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33.270000000001" calcext:value-type="float">
            <text:p>333.270000000001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333.27" calcext:value-type="float">
            <text:p>333.27</text:p>
          </table:table-cell>
          <table:table-cell office:value-type="float" office:value="19.475" calcext:value-type="float">
            <text:p>19.475</text:p>
          </table:table-cell>
          <table:table-cell office:value-type="float" office:value="333.27" calcext:value-type="float">
            <text:p>333.27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126.18" calcext:value-type="float">
            <text:p>126.18</text:p>
          </table:table-cell>
          <table:table-cell office:value-type="float" office:value="17.9666666666667" calcext:value-type="float">
            <text:p>17.9666666666667</text:p>
          </table:table-cell>
          <table:table-cell office:value-type="float" office:value="98.3999999999997" calcext:value-type="float">
            <text:p>98.3999999999997</text:p>
          </table:table-cell>
          <table:table-cell office:value-type="float" office:value="18.3" calcext:value-type="float">
            <text:p>18.3</text:p>
          </table:table-cell>
          <table:table-cell office:value-type="float" office:value="78.4699999999997" calcext:value-type="float">
            <text:p>78.4699999999997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252.65" calcext:value-type="float">
            <text:p>252.65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3333333" calcext:value-type="float">
            <text:p>12.5083333333333</text:p>
          </table:table-cell>
          <table:table-cell office:value-type="float" office:value="142.32" calcext:value-type="float">
            <text:p>142.32</text:p>
          </table:table-cell>
          <table:table-cell office:value-type="float" office:value="12.9" calcext:value-type="float">
            <text:p>12.9</text:p>
          </table:table-cell>
          <table:table-cell office:value-type="float" office:value="321.399999999999" calcext:value-type="float">
            <text:p>321.399999999999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17.13" calcext:value-type="float">
            <text:p>317.13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6.82" calcext:value-type="float">
            <text:p>316.82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32.92" calcext:value-type="float">
            <text:p>232.92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31.416249999999" calcext:value-type="float">
            <text:p>331.416249999999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4.13" calcext:value-type="float">
            <text:p>334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" calcext:value-type="float">
            <text:p>23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" calcext:value-type="float">
            <text:p>23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" calcext:value-type="float">
            <text:p>23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39.02" calcext:value-type="float">
            <text:p>339.02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9.020000000001" calcext:value-type="float">
            <text:p>339.020000000001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39.02" calcext:value-type="float">
            <text:p>339.02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7.6833360777211" calcext:value-type="float">
            <text:p>17.6833360777211</text:p>
          </table:table-cell>
          <table:table-cell office:value-type="float" office:value="348.835830726166" calcext:value-type="float">
            <text:p>348.835830726166</text:p>
          </table:table-cell>
          <table:table-cell office:value-type="float" office:value="17.92815741808" calcext:value-type="float">
            <text:p>17.92815741808</text:p>
          </table:table-cell>
          <table:table-cell office:value-type="float" office:value="348.967419726658" calcext:value-type="float">
            <text:p>348.967419726658</text:p>
          </table:table-cell>
          <table:table-cell office:value-type="float" office:value="18.2419836434491" calcext:value-type="float">
            <text:p>18.2419836434491</text:p>
          </table:table-cell>
          <table:table-cell office:value-type="float" office:value="348.938448872057" calcext:value-type="float">
            <text:p>348.938448872057</text:p>
          </table:table-cell>
          <table:table-cell office:value-type="float" office:value="18.5971952357429" calcext:value-type="float">
            <text:p>18.5971952357429</text:p>
          </table:table-cell>
          <table:table-cell office:value-type="float" office:value="348.917664526043" calcext:value-type="float">
            <text:p>348.917664526043</text:p>
          </table:table-cell>
          <table:table-cell office:value-type="float" office:value="23" calcext:value-type="float">
            <text:p>23</text:p>
          </table:table-cell>
          <table:table-cell office:value-type="float" office:value="261.9" calcext:value-type="float">
            <text:p>261.9</text:p>
          </table:table-cell>
          <table:table-cell office:value-type="float" office:value="23" calcext:value-type="float">
            <text:p>23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" calcext:value-type="float">
            <text:p>23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" calcext:value-type="float">
            <text:p>23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7354369065262" calcext:value-type="float">
            <text:p>12.7354369065262</text:p>
          </table:table-cell>
          <table:table-cell office:value-type="float" office:value="348.984251605467" calcext:value-type="float">
            <text:p>348.984251605467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339.649999999999" calcext:value-type="float">
            <text:p>339.64999999999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8.88" calcext:value-type="float">
            <text:p>318.88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6.82" calcext:value-type="float">
            <text:p>326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34" calcext:value-type="float">
            <text:p>272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4.09" calcext:value-type="float">
            <text:p>224.0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1.26" calcext:value-type="float">
            <text:p>311.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20.39" calcext:value-type="float">
            <text:p>320.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20.390000000001" calcext:value-type="float">
            <text:p>320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20.39" calcext:value-type="float">
            <text:p>320.39</text:p>
          </table:table-cell>
          <table:table-cell office:value-type="float" office:value="20.475" calcext:value-type="float">
            <text:p>20.475</text:p>
          </table:table-cell>
          <table:table-cell office:value-type="float" office:value="315.14" calcext:value-type="float">
            <text:p>315.14</text:p>
          </table:table-cell>
          <table:table-cell office:value-type="float" office:value="18.5416666666667" calcext:value-type="float">
            <text:p>18.5416666666667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34.890000000001" calcext:value-type="float">
            <text:p>334.890000000001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9.77" calcext:value-type="float">
            <text:p>229.7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16.91" calcext:value-type="float">
            <text:p>216.9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22.66" calcext:value-type="float">
            <text:p>222.6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30.3" calcext:value-type="float">
            <text:p>330.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20.749999999999" calcext:value-type="float">
            <text:p>320.74999999999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9.98" calcext:value-type="float">
            <text:p>299.9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7.92" calcext:value-type="float">
            <text:p>307.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" calcext:value-type="float">
            <text:p>23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" calcext:value-type="float">
            <text:p>23</text:p>
          </table:table-cell>
          <table:table-cell office:value-type="float" office:value="294.98" calcext:value-type="float">
            <text:p>294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34" calcext:value-type="float">
            <text:p>272.34</text:p>
          </table:table-cell>
          <table:table-cell office:value-type="float" office:value="24" calcext:value-type="float">
            <text:p>24</text:p>
          </table:table-cell>
          <table:table-cell office:value-type="float" office:value="224.09" calcext:value-type="float">
            <text:p>224.09</text:p>
          </table:table-cell>
          <table:table-cell office:value-type="float" office:value="24" calcext:value-type="float">
            <text:p>24</text:p>
          </table:table-cell>
          <table:table-cell office:value-type="float" office:value="311.26" calcext:value-type="float">
            <text:p>311.26</text:p>
          </table:table-cell>
          <table:table-cell office:value-type="float" office:value="24" calcext:value-type="float">
            <text:p>24</text:p>
          </table:table-cell>
          <table:table-cell office:value-type="float" office:value="304.74" calcext:value-type="float">
            <text:p>30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39.89" calcext:value-type="float">
            <text:p>339.89</text:p>
          </table:table-cell>
          <table:table-cell office:value-type="float" office:value="20.05" calcext:value-type="float">
            <text:p>20.05</text:p>
          </table:table-cell>
          <table:table-cell office:value-type="float" office:value="324.140000000001" calcext:value-type="float">
            <text:p>324.14000000000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324.14" calcext:value-type="float">
            <text:p>324.14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22.39" calcext:value-type="float">
            <text:p>322.39</text:p>
          </table:table-cell>
          <table:table-cell office:value-type="float" office:value="19.0186666666666" calcext:value-type="float">
            <text:p>19.0186666666666</text:p>
          </table:table-cell>
          <table:table-cell office:value-type="float" office:value="349.2" calcext:value-type="float">
            <text:p>349.2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337.889999999999" calcext:value-type="float">
            <text:p>337.88999999999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38.390000000001" calcext:value-type="float">
            <text:p>338.390000000001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38.389999999999" calcext:value-type="float">
            <text:p>338.38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29.77" calcext:value-type="float">
            <text:p>229.77</text:p>
          </table:table-cell>
          <table:table-cell office:value-type="float" office:value="24" calcext:value-type="float">
            <text:p>24</text:p>
          </table:table-cell>
          <table:table-cell office:value-type="float" office:value="216.91" calcext:value-type="float">
            <text:p>216.91</text:p>
          </table:table-cell>
          <table:table-cell office:value-type="float" office:value="24" calcext:value-type="float">
            <text:p>2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4" calcext:value-type="float">
            <text:p>24</text:p>
          </table:table-cell>
          <table:table-cell office:value-type="float" office:value="329.47" calcext:value-type="float">
            <text:p>329.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8.3" calcext:value-type="float">
            <text:p>338.3</text:p>
          </table:table-cell>
          <table:table-cell office:value-type="float" office:value="14.775" calcext:value-type="float">
            <text:p>14.775</text:p>
          </table:table-cell>
          <table:table-cell office:value-type="float" office:value="330.749999999999" calcext:value-type="float">
            <text:p>330.749999999999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09.98" calcext:value-type="float">
            <text:p>309.98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7.92" calcext:value-type="float">
            <text:p>317.9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28.55" calcext:value-type="float">
            <text:p>328.55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12.800000000001" calcext:value-type="float">
            <text:p>312.80000000000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312.8" calcext:value-type="float">
            <text:p>312.8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311.05" calcext:value-type="float">
            <text:p>311.05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.775" calcext:value-type="float">
            <text:p>19.775</text:p>
          </table:table-cell>
          <table:table-cell office:value-type="float" office:value="331.949999999999" calcext:value-type="float">
            <text:p>331.949999999999</text:p>
          </table:table-cell>
          <table:table-cell office:value-type="float" office:value="20.15" calcext:value-type="float">
            <text:p>20.15</text:p>
          </table:table-cell>
          <table:table-cell office:value-type="float" office:value="332.450000000001" calcext:value-type="float">
            <text:p>332.450000000001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2.449999999999" calcext:value-type="float">
            <text:p>332.44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19.13" calcext:value-type="float">
            <text:p>319.13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11.579999999999" calcext:value-type="float">
            <text:p>311.579999999999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290.81" calcext:value-type="float">
            <text:p>290.81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8.75" calcext:value-type="float">
            <text:p>298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.17" calcext:value-type="float">
            <text:p>172.17</text:p>
          </table:table-cell>
          <table:table-cell office:value-type="float" office:value="24" calcext:value-type="float">
            <text:p>24</text:p>
          </table:table-cell>
          <table:table-cell office:value-type="float" office:value="281.466249999999" calcext:value-type="float">
            <text:p>281.466249999999</text:p>
          </table:table-cell>
          <table:table-cell office:value-type="float" office:value="24" calcext:value-type="float">
            <text:p>24</text:p>
          </table:table-cell>
          <table:table-cell office:value-type="float" office:value="294.98" calcext:value-type="float">
            <text:p>294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330.8" calcext:value-type="float">
            <text:p>330.8</text:p>
          </table:table-cell>
          <table:table-cell office:value-type="float" office:value="20.8" calcext:value-type="float">
            <text:p>20.8</text:p>
          </table:table-cell>
          <table:table-cell office:value-type="float" office:value="315.300000000001" calcext:value-type="float">
            <text:p>315.30000000000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315.05" calcext:value-type="float">
            <text:p>315.05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323.05" calcext:value-type="float">
            <text:p>323.05</text:p>
          </table:table-cell>
          <table:table-cell office:value-type="float" office:value="19.6396666666667" calcext:value-type="float">
            <text:p>19.639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0.15" calcext:value-type="float">
            <text:p>20.15</text:p>
          </table:table-cell>
          <table:table-cell office:value-type="float" office:value="343.199999999999" calcext:value-type="float">
            <text:p>343.199999999999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342.450000000001" calcext:value-type="float">
            <text:p>342.450000000001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335.199999999999" calcext:value-type="float">
            <text:p>335.1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326.63" calcext:value-type="float">
            <text:p>326.63</text:p>
          </table:table-cell>
          <table:table-cell office:value-type="float" office:value="16.025" calcext:value-type="float">
            <text:p>16.025</text:p>
          </table:table-cell>
          <table:table-cell office:value-type="float" office:value="321.579999999999" calcext:value-type="float">
            <text:p>321.579999999999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97.31" calcext:value-type="float">
            <text:p>297.31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28.91" calcext:value-type="float">
            <text:p>328.9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13.410000000001" calcext:value-type="float">
            <text:p>313.410000000001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313.16" calcext:value-type="float">
            <text:p>313.16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321.16" calcext:value-type="float">
            <text:p>321.1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47.58" calcext:value-type="float">
            <text:p>347.58</text:p>
          </table:table-cell>
          <table:table-cell office:value-type="float" office:value="21.9083333333333" calcext:value-type="float">
            <text:p>21.9083333333333</text:p>
          </table:table-cell>
          <table:table-cell office:value-type="float" office:value="341.579999999999" calcext:value-type="float">
            <text:p>341.579999999999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40.830000000001" calcext:value-type="float">
            <text:p>340.830000000001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3.579999999999" calcext:value-type="float">
            <text:p>333.57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08.54" calcext:value-type="float">
            <text:p>308.54</text:p>
          </table:table-cell>
          <table:table-cell office:value-type="float" office:value="16.5833333333333" calcext:value-type="float">
            <text:p>16.5833333333333</text:p>
          </table:table-cell>
          <table:table-cell office:value-type="float" office:value="303.489999999999" calcext:value-type="float">
            <text:p>303.489999999999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279.22" calcext:value-type="float">
            <text:p>279.2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90.66" calcext:value-type="float">
            <text:p>29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65.16" calcext:value-type="float">
            <text:p>365.16</text:p>
          </table:table-cell>
          <table:table-cell office:value-type="float" office:value="23" calcext:value-type="float">
            <text:p>23</text:p>
          </table:table-cell>
          <table:table-cell office:value-type="float" office:value="361.660000000001" calcext:value-type="float">
            <text:p>361.66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54.16" calcext:value-type="float">
            <text:p>354.16</text:p>
          </table:table-cell>
          <table:table-cell office:value-type="float" office:value="23" calcext:value-type="float">
            <text:p>23</text:p>
          </table:table-cell>
          <table:table-cell office:value-type="float" office:value="352.16" calcext:value-type="float">
            <text:p>352.16</text:p>
          </table:table-cell>
          <table:table-cell office:value-type="float" office:value="23" calcext:value-type="float">
            <text:p>23</text:p>
          </table:table-cell>
          <table:table-cell office:value-type="float" office:value="357.83" calcext:value-type="float">
            <text:p>357.83</text:p>
          </table:table-cell>
          <table:table-cell office:value-type="float" office:value="23" calcext:value-type="float">
            <text:p>23</text:p>
          </table:table-cell>
          <table:table-cell office:value-type="float" office:value="374.329999999999" calcext:value-type="float">
            <text:p>374.3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77.330000000001" calcext:value-type="float">
            <text:p>377.3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68.829999999999" calcext:value-type="float">
            <text:p>368.82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326.739999999999" calcext:value-type="float">
            <text:p>326.73999999999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89.22" calcext:value-type="float">
            <text:p>289.22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0.66" calcext:value-type="float">
            <text:p>300.6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3.03" calcext:value-type="float">
            <text:p>333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2.03" calcext:value-type="float">
            <text:p>322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0.03" calcext:value-type="float">
            <text:p>320.0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5.7" calcext:value-type="float">
            <text:p>325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2.34" calcext:value-type="float">
            <text:p>302.34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10.539999999999" calcext:value-type="float">
            <text:p>310.539999999999</text:p>
          </table:table-cell>
          <table:table-cell office:value-type="float" office:value="18.825" calcext:value-type="float">
            <text:p>18.825</text:p>
          </table:table-cell>
          <table:table-cell office:value-type="float" office:value="273.02" calcext:value-type="float">
            <text:p>273.02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284.46" calcext:value-type="float">
            <text:p>284.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33.03" calcext:value-type="float">
            <text:p>333.03</text:p>
          </table:table-cell>
          <table:table-cell office:value-type="float" office:value="24" calcext:value-type="float">
            <text:p>24</text:p>
          </table:table-cell>
          <table:table-cell office:value-type="float" office:value="329.530000000001" calcext:value-type="float">
            <text:p>329.5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22.03" calcext:value-type="float">
            <text:p>322.03</text:p>
          </table:table-cell>
          <table:table-cell office:value-type="float" office:value="24" calcext:value-type="float">
            <text:p>24</text:p>
          </table:table-cell>
          <table:table-cell office:value-type="float" office:value="320.03" calcext:value-type="float">
            <text:p>320.03</text:p>
          </table:table-cell>
          <table:table-cell office:value-type="float" office:value="24" calcext:value-type="float">
            <text:p>24</text:p>
          </table:table-cell>
          <table:table-cell office:value-type="float" office:value="325.7" calcext:value-type="float">
            <text:p>325.7</text:p>
          </table:table-cell>
          <table:table-cell office:value-type="float" office:value="24" calcext:value-type="float">
            <text:p>24</text:p>
          </table:table-cell>
          <table:table-cell office:value-type="float" office:value="342.199999999999" calcext:value-type="float">
            <text:p>342.19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45.200000000001" calcext:value-type="float">
            <text:p>345.20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36.699999999999" calcext:value-type="float">
            <text:p>336.69999999999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10.59" calcext:value-type="float">
            <text:p>310.59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14.789999999999" calcext:value-type="float">
            <text:p>314.789999999999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277.27" calcext:value-type="float">
            <text:p>277.27</text:p>
          </table:table-cell>
          <table:table-cell office:value-type="float" office:value="19.3" calcext:value-type="float">
            <text:p>19.3</text:p>
          </table:table-cell>
          <table:table-cell office:value-type="float" office:value="288.709999999999" calcext:value-type="float">
            <text:p>288.7099999999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" calcext:value-type="float">
            <text:p>19.3</text:p>
          </table:table-cell>
          <table:table-cell office:value-type="float" office:value="294.39" calcext:value-type="float">
            <text:p>294.3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298.589999999999" calcext:value-type="float">
            <text:p>298.589999999999</text:p>
          </table:table-cell>
          <table:table-cell office:value-type="float" office:value="20.05" calcext:value-type="float">
            <text:p>20.05</text:p>
          </table:table-cell>
          <table:table-cell office:value-type="float" office:value="261.07" calcext:value-type="float">
            <text:p>261.07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272.51" calcext:value-type="float">
            <text:p>272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99.64" calcext:value-type="float">
            <text:p>299.64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01.339999999999" calcext:value-type="float">
            <text:p>301.339999999999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263.82" calcext:value-type="float">
            <text:p>263.82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5.26" calcext:value-type="float">
            <text:p>275.2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0.73" calcext:value-type="float">
            <text:p>290.73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292.429999999999" calcext:value-type="float">
            <text:p>292.429999999999</text:p>
          </table:table-cell>
          <table:table-cell office:value-type="float" office:value="20.8" calcext:value-type="float">
            <text:p>20.8</text:p>
          </table:table-cell>
          <table:table-cell office:value-type="float" office:value="254.91" calcext:value-type="float">
            <text:p>254.91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266.35" calcext:value-type="float">
            <text:p>266.3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09.98" calcext:value-type="float">
            <text:p>309.98</text:p>
          </table:table-cell>
          <table:table-cell office:value-type="float" office:value="20.725" calcext:value-type="float">
            <text:p>20.725</text:p>
          </table:table-cell>
          <table:table-cell office:value-type="float" office:value="300.179999999999" calcext:value-type="float">
            <text:p>300.17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274.1" calcext:value-type="float">
            <text:p>274.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297.83" calcext:value-type="float">
            <text:p>297.83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288.029999999999" calcext:value-type="float">
            <text:p>288.029999999999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50.51" calcext:value-type="float">
            <text:p>250.51</text:p>
          </table:table-cell>
          <table:table-cell office:value-type="float" office:value="21.7666666666667" calcext:value-type="float">
            <text:p>21.7666666666667</text:p>
          </table:table-cell>
          <table:table-cell office:value-type="float" office:value="261.95" calcext:value-type="float">
            <text:p>261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312.33" calcext:value-type="float">
            <text:p>312.3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293.029999999999" calcext:value-type="float">
            <text:p>293.029999999999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.3" calcext:value-type="float">
            <text:p>22.3</text:p>
          </table:table-cell>
          <table:table-cell office:value-type="float" office:value="277.95" calcext:value-type="float">
            <text:p>277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296.4" calcext:value-type="float">
            <text:p>296.4</text:p>
          </table:table-cell>
          <table:table-cell office:value-type="float" office:value="22.125" calcext:value-type="float">
            <text:p>22.125</text:p>
          </table:table-cell>
          <table:table-cell office:value-type="float" office:value="277.099999999999" calcext:value-type="float">
            <text:p>277.09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243.58" calcext:value-type="float">
            <text:p>243.58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262.02" calcext:value-type="float">
            <text:p>262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02.4" calcext:value-type="float">
            <text:p>302.4</text:p>
          </table:table-cell>
          <table:table-cell office:value-type="float" office:value="22.325" calcext:value-type="float">
            <text:p>22.325</text:p>
          </table:table-cell>
          <table:table-cell office:value-type="float" office:value="283.099999999999" calcext:value-type="float">
            <text:p>283.099999999999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249.58" calcext:value-type="float">
            <text:p>249.58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268.02" calcext:value-type="float">
            <text:p>268.0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" calcext:value-type="float">
            <text:p>23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" calcext:value-type="float">
            <text:p>23</text:p>
          </table:table-cell>
          <table:table-cell office:value-type="float" office:value="267.75" calcext:value-type="float">
            <text:p>267.7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73" calcext:value-type="float">
            <text:p>269.7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9.73" calcext:value-type="float">
            <text:p>269.73</text:p>
          </table:table-cell>
          <table:table-cell office:value-type="float" office:value="24" calcext:value-type="float">
            <text:p>24</text:p>
          </table:table-cell>
          <table:table-cell office:value-type="float" office:value="261.229999999999" calcext:value-type="float">
            <text:p>261.2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  <table:table-cell office:value-type="float" office:value="24" calcext:value-type="float">
            <text:p>24</text:p>
          </table:table-cell>
          <table:table-cell office:value-type="float" office:value="238.51" calcext:value-type="float">
            <text:p>238.51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8222505" calcext:value-type="float">
            <text:p>0.00008222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454304" calcext:value-type="float">
            <text:p>0.000434543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196904" calcext:value-type="float">
            <text:p>0.0000091969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84483" calcext:value-type="float">
            <text:p>0.00081844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46674" calcext:value-type="float">
            <text:p>0.00066466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1455292" calcext:value-type="float">
            <text:p>0.0000514552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0322" calcext:value-type="float">
            <text:p>0.00068803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535148" calcext:value-type="float">
            <text:p>0.000465351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205241" calcext:value-type="float">
            <text:p>0.00015205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42879" calcext:value-type="float">
            <text:p>0.00083428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19887" calcext:value-type="float">
            <text:p>0.00008198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9762093" calcext:value-type="float">
            <text:p>0.00000097620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33556" calcext:value-type="float">
            <text:p>0.00040033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036789" calcext:value-type="float">
            <text:p>0.0000130367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565859" calcext:value-type="float">
            <text:p>0.000155658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5861" calcext:value-type="float">
            <text:p>0.00013658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11731" calcext:value-type="float">
            <text:p>0.000141117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3568845" calcext:value-type="float">
            <text:p>0.0000435688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994457" calcext:value-type="float">
            <text:p>0.000249944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23677" calcext:value-type="float">
            <text:p>0.000361236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284866" calcext:value-type="float">
            <text:p>0.00054284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5392538" calcext:value-type="float">
            <text:p>0.00000539253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904695" calcext:value-type="float">
            <text:p>0.000799046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648676" calcext:value-type="float">
            <text:p>0.000806486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570264" calcext:value-type="float">
            <text:p>0.000415702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0362" calcext:value-type="float">
            <text:p>0.00030903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16418" calcext:value-type="float">
            <text:p>0.000459164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832" calcext:value-type="float">
            <text:p>0.00051638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228436" calcext:value-type="float">
            <text:p>0.000182284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5192" calcext:value-type="float">
            <text:p>0.000645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2164012" calcext:value-type="float">
            <text:p>0.0002216401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5913647" calcext:value-type="float">
            <text:p>0.000015913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4524" calcext:value-type="float">
            <text:p>0.0008145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63723" calcext:value-type="float">
            <text:p>0.000547637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59968" calcext:value-type="float">
            <text:p>0.000815996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5026028" calcext:value-type="float">
            <text:p>0.0005026028</text:p>
          </table:table-cell>
          <table:table-cell office:value-type="float" office:value="349.2126" calcext:value-type="float">
            <text:p>349.2126</text:p>
          </table:table-cell>
          <table:table-cell office:value-type="float" office:value="0.0005897392" calcext:value-type="float">
            <text:p>0.0005897392</text:p>
          </table:table-cell>
          <table:table-cell office:value-type="float" office:value="349.20465" calcext:value-type="float">
            <text:p>349.20465</text:p>
          </table:table-cell>
          <table:table-cell office:value-type="float" office:value="0.00014613156" calcext:value-type="float">
            <text:p>0.0001461315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95043314" calcext:value-type="float">
            <text:p>0.00095043314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7942973" calcext:value-type="float">
            <text:p>0.000794297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19615208" calcext:value-type="float">
            <text:p>0.00019615208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8440415" calcext:value-type="float">
            <text:p>0.0008440415</text:p>
          </table:table-cell>
          <table:table-cell office:value-type="float" office:value="349.3421" calcext:value-type="float">
            <text:p>349.3421</text:p>
          </table:table-cell>
          <table:table-cell office:value-type="float" office:value="0.0009040359" calcext:value-type="float">
            <text:p>0.0009040359</text:p>
          </table:table-cell>
          <table:table-cell office:value-type="float" office:value="349.21313" calcext:value-type="float">
            <text:p>349.21313</text:p>
          </table:table-cell>
          <table:table-cell office:value-type="float" office:value="0.000744772" calcext:value-type="float">
            <text:p>0.000744772</text:p>
          </table:table-cell>
          <table:table-cell office:value-type="float" office:value="349.21777" calcext:value-type="float">
            <text:p>349.21777</text:p>
          </table:table-cell>
          <table:table-cell office:value-type="float" office:value="0.0009706476" calcext:value-type="float">
            <text:p>0.0009706476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49453555" calcext:value-type="float">
            <text:p>0.00049453555</text:p>
          </table:table-cell>
          <table:table-cell office:value-type="float" office:value="349.21237" calcext:value-type="float">
            <text:p>349.21237</text:p>
          </table:table-cell>
          <table:table-cell office:value-type="float" office:value="0.00011003078" calcext:value-type="float">
            <text:p>0.00011003078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73048944" calcext:value-type="float">
            <text:p>0.0007304894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37398885" calcext:value-type="float">
            <text:p>0.00037398885</text:p>
          </table:table-cell>
          <table:table-cell office:value-type="float" office:value="349.21082" calcext:value-type="float">
            <text:p>349.21082</text:p>
          </table:table-cell>
          <table:table-cell office:value-type="float" office:value="0.00026399794" calcext:value-type="float">
            <text:p>0.00026399794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28157205" calcext:value-type="float">
            <text:p>0.00028157205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30283944" calcext:value-type="float">
            <text:p>0.0003028394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17670085" calcext:value-type="float">
            <text:p>0.00017670085</text:p>
          </table:table-cell>
          <table:table-cell office:value-type="float" office:value="349.32126" calcext:value-type="float">
            <text:p>349.32126</text:p>
          </table:table-cell>
          <table:table-cell office:value-type="float" office:value="0.00052626355" calcext:value-type="float">
            <text:p>0.00052626355</text:p>
          </table:table-cell>
          <table:table-cell office:value-type="float" office:value="349.20828" calcext:value-type="float">
            <text:p>349.20828</text:p>
          </table:table-cell>
          <table:table-cell office:value-type="float" office:value="0.0004631247" calcext:value-type="float">
            <text:p>0.0004631247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8274098" calcext:value-type="float">
            <text:p>0.0008274098</text:p>
          </table:table-cell>
          <table:table-cell office:value-type="float" office:value="349.20853" calcext:value-type="float">
            <text:p>349.20853</text:p>
          </table:table-cell>
          <table:table-cell office:value-type="float" office:value="0.00032118816" calcext:value-type="float">
            <text:p>0.00032118816</text:p>
          </table:table-cell>
          <table:table-cell office:value-type="float" office:value="349.20944" calcext:value-type="float">
            <text:p>349.20944</text:p>
          </table:table-cell>
          <table:table-cell office:value-type="float" office:value="0.0009814536" calcext:value-type="float">
            <text:p>0.0009814536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0.0009780305" calcext:value-type="float">
            <text:p>0.0009780305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073062" calcext:value-type="float">
            <text:p>0.0008073062</text:p>
          </table:table-cell>
          <table:table-cell office:value-type="float" office:value="349.21173" calcext:value-type="float">
            <text:p>349.21173</text:p>
          </table:table-cell>
          <table:table-cell office:value-type="float" office:value="0.00042148557" calcext:value-type="float">
            <text:p>0.00042148557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9002674" calcext:value-type="float">
            <text:p>0.0007900267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63381874" calcext:value-type="float">
            <text:p>0.00063381874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740562" calcext:value-type="float">
            <text:p>0.0005740562</text:p>
          </table:table-cell>
          <table:table-cell office:value-type="float" office:value="349.55685" calcext:value-type="float">
            <text:p>349.55685</text:p>
          </table:table-cell>
          <table:table-cell office:value-type="float" office:value="0.00092097453" calcext:value-type="float">
            <text:p>0.00092097453</text:p>
          </table:table-cell>
          <table:table-cell office:value-type="float" office:value="349.20825" calcext:value-type="float">
            <text:p>349.20825</text:p>
          </table:table-cell>
          <table:table-cell office:value-type="float" office:value="0.0004356823" calcext:value-type="float">
            <text:p>0.0004356823</text:p>
          </table:table-cell>
          <table:table-cell office:value-type="float" office:value="349.39496" calcext:value-type="float">
            <text:p>349.39496</text:p>
          </table:table-cell>
          <table:table-cell office:value-type="float" office:value="0.00014651101" calcext:value-type="float">
            <text:p>0.00014651101</text:p>
          </table:table-cell>
          <table:table-cell office:value-type="float" office:value="349.2039" calcext:value-type="float">
            <text:p>349.2039</text:p>
          </table:table-cell>
          <table:table-cell office:value-type="float" office:value="0.00095109" calcext:value-type="float">
            <text:p>0.00095109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85124595" calcext:value-type="float">
            <text:p>0.00085124595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9913882" calcext:value-type="float">
            <text:p>0.0009913882</text:p>
          </table:table-cell>
          <table:table-cell office:value-type="float" office:value="349.20523" calcext:value-type="float">
            <text:p>349.20523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585" calcext:value-type="float">
            <text:p>6.00058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8485" calcext:value-type="float">
            <text:p>5.3338485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284" calcext:value-type="float">
            <text:p>6.000284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5" calcext:value-type="float">
            <text:p>5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28568" calcext:value-type="float">
            <text:p>7.28568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587218" calcext:value-type="float">
            <text:p>10.587218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6" calcext:value-type="float">
            <text:p>6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" calcext:value-type="float">
            <text:p>6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" calcext:value-type="float">
            <text:p>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387672" calcext:value-type="float">
            <text:p>5.6387672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85328" calcext:value-type="float">
            <text:p>6.0185328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" calcext:value-type="float">
            <text:p>6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" calcext:value-type="float">
            <text:p>5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169" calcext:value-type="float">
            <text:p>5.667169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091" calcext:value-type="float">
            <text:p>6.000091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6.2834015" calcext:value-type="float">
            <text:p>6.2834015</text:p>
          </table:table-cell>
          <table:table-cell office:value-type="float" office:value="187.20514" calcext:value-type="float">
            <text:p>187.20514</text:p>
          </table:table-cell>
          <table:table-cell office:value-type="float" office:value="5.7489433" calcext:value-type="float">
            <text:p>5.7489433</text:p>
          </table:table-cell>
          <table:table-cell office:value-type="float" office:value="176.41171" calcext:value-type="float">
            <text:p>176.41171</text:p>
          </table:table-cell>
          <table:table-cell office:value-type="float" office:value="6.231647" calcext:value-type="float">
            <text:p>6.231647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9.209731" calcext:value-type="float">
            <text:p>9.209731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5" calcext:value-type="float">
            <text:p>5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3.626183" calcext:value-type="float">
            <text:p>13.626183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0.114029" calcext:value-type="float">
            <text:p>20.114029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6" calcext:value-type="float">
            <text:p>6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" calcext:value-type="float">
            <text:p>5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022" calcext:value-type="float">
            <text:p>5.667022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" calcext:value-type="float">
            <text:p>6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846" calcext:value-type="float">
            <text:p>6.000846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324" calcext:value-type="float">
            <text:p>5.334324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589" calcext:value-type="float">
            <text:p>6.000589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4221196" calcext:value-type="float">
            <text:p>7.4221196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665722" calcext:value-type="float">
            <text:p>10.665722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98004" calcext:value-type="float">
            <text:p>5.698004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98817" calcext:value-type="float">
            <text:p>6.0198817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363" calcext:value-type="float">
            <text:p>5.667363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8817" calcext:value-type="float">
            <text:p>6.0008817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7.2664113" calcext:value-type="float">
            <text:p>7.2664113</text:p>
          </table:table-cell>
          <table:table-cell office:value-type="float" office:value="216.69543" calcext:value-type="float">
            <text:p>216.69543</text:p>
          </table:table-cell>
          <table:table-cell office:value-type="float" office:value="6.3563185" calcext:value-type="float">
            <text:p>6.3563185</text:p>
          </table:table-cell>
          <table:table-cell office:value-type="float" office:value="194.63297" calcext:value-type="float">
            <text:p>194.63297</text:p>
          </table:table-cell>
          <table:table-cell office:value-type="float" office:value="8.826801" calcext:value-type="float">
            <text:p>8.826801</text:p>
          </table:table-cell>
          <table:table-cell office:value-type="float" office:value="243.458" calcext:value-type="float">
            <text:p>243.458</text:p>
          </table:table-cell>
          <table:table-cell office:value-type="float" office:value="9.871727" calcext:value-type="float">
            <text:p>9.871727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8.266039" calcext:value-type="float">
            <text:p>18.266039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1.224157" calcext:value-type="float">
            <text:p>21.224157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411" calcext:value-type="float">
            <text:p>5.667411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7.4363804" calcext:value-type="float">
            <text:p>7.4363804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007433" calcext:value-type="float">
            <text:p>7.6007433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6.6993484" calcext:value-type="float">
            <text:p>6.6993484</text:p>
          </table:table-cell>
          <table:table-cell office:value-type="float" office:value="132.6641" calcext:value-type="float">
            <text:p>132.6641</text:p>
          </table:table-cell>
          <table:table-cell office:value-type="float" office:value="8.905861" calcext:value-type="float">
            <text:p>8.905861</text:p>
          </table:table-cell>
          <table:table-cell office:value-type="float" office:value="176.94395" calcext:value-type="float">
            <text:p>176.9439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384" calcext:value-type="float">
            <text:p>166.14384</text:p>
          </table:table-cell>
          <table:table-cell office:value-type="float" office:value="9.480531" calcext:value-type="float">
            <text:p>9.480531</text:p>
          </table:table-cell>
          <table:table-cell office:value-type="float" office:value="155.34431" calcext:value-type="float">
            <text:p>155.34431</text:p>
          </table:table-cell>
          <table:table-cell office:value-type="float" office:value="7.079175" calcext:value-type="float">
            <text:p>7.079175</text:p>
          </table:table-cell>
          <table:table-cell office:value-type="float" office:value="144.6821" calcext:value-type="float">
            <text:p>144.682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2.387966" calcext:value-type="float">
            <text:p>12.38796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7.2629523" calcext:value-type="float">
            <text:p>7.2629523</text:p>
          </table:table-cell>
          <table:table-cell office:value-type="float" office:value="133.47324" calcext:value-type="float">
            <text:p>133.47324</text:p>
          </table:table-cell>
          <table:table-cell office:value-type="float" office:value="7.1924877" calcext:value-type="float">
            <text:p>7.1924877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80806" calcext:value-type="float">
            <text:p>111.880806</text:p>
          </table:table-cell>
          <table:table-cell office:value-type="float" office:value="8.688831" calcext:value-type="float">
            <text:p>8.688831</text:p>
          </table:table-cell>
          <table:table-cell office:value-type="float" office:value="101.073235" calcext:value-type="float">
            <text:p>101.073235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46542" calcext:value-type="float">
            <text:p>6.646542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6.821001" calcext:value-type="float">
            <text:p>6.821001</text:p>
          </table:table-cell>
          <table:table-cell office:value-type="float" office:value="140.76826" calcext:value-type="float">
            <text:p>140.7682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5.6746864" calcext:value-type="float">
            <text:p>5.6746864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5.943049" calcext:value-type="float">
            <text:p>5.943049</text:p>
          </table:table-cell>
          <table:table-cell office:value-type="float" office:value="158.31943" calcext:value-type="float">
            <text:p>158.31943</text:p>
          </table:table-cell>
          <table:table-cell office:value-type="float" office:value="6.288156" calcext:value-type="float">
            <text:p>6.288156</text:p>
          </table:table-cell>
          <table:table-cell office:value-type="float" office:value="147.67615" calcext:value-type="float">
            <text:p>147.67615</text:p>
          </table:table-cell>
          <table:table-cell office:value-type="float" office:value="9.9389305" calcext:value-type="float">
            <text:p>9.9389305</text:p>
          </table:table-cell>
          <table:table-cell office:value-type="float" office:value="201.03543" calcext:value-type="float">
            <text:p>201.03543</text:p>
          </table:table-cell>
          <table:table-cell office:value-type="float" office:value="11.981411" calcext:value-type="float">
            <text:p>11.981411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0.4" calcext:value-type="float">
            <text:p>10.4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694" calcext:value-type="float">
            <text:p>23.000694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313" calcext:value-type="float">
            <text:p>23.000313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" calcext:value-type="float">
            <text:p>23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456" calcext:value-type="float">
            <text:p>23.000456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6.6489167" calcext:value-type="float">
            <text:p>6.6489167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5817766" calcext:value-type="float">
            <text:p>7.5817766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4665585" calcext:value-type="float">
            <text:p>7.4665585</text:p>
          </table:table-cell>
          <table:table-cell office:value-type="float" office:value="115.38906" calcext:value-type="float">
            <text:p>115.38906</text:p>
          </table:table-cell>
          <table:table-cell office:value-type="float" office:value="8.006251" calcext:value-type="float">
            <text:p>8.006251</text:p>
          </table:table-cell>
          <table:table-cell office:value-type="float" office:value="104.58521" calcext:value-type="float">
            <text:p>104.58521</text:p>
          </table:table-cell>
        </table:table-row>
        <table:table-row table:style-name="ro1">
          <table:table-cell office:value-type="float" office:value="8.042422" calcext:value-type="float">
            <text:p>8.042422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23328" calcext:value-type="float">
            <text:p>7.623328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8.360647" calcext:value-type="float">
            <text:p>8.360647</text:p>
          </table:table-cell>
          <table:table-cell office:value-type="float" office:value="182.50305" calcext:value-type="float">
            <text:p>182.50305</text:p>
          </table:table-cell>
          <table:table-cell office:value-type="float" office:value="9.137516" calcext:value-type="float">
            <text:p>9.137516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383" calcext:value-type="float">
            <text:p>298.89383</text:p>
          </table:table-cell>
          <table:table-cell office:value-type="float" office:value="9.735165" calcext:value-type="float">
            <text:p>9.735165</text:p>
          </table:table-cell>
          <table:table-cell office:value-type="float" office:value="387.30283" calcext:value-type="float">
            <text:p>387.30283</text:p>
          </table:table-cell>
          <table:table-cell office:value-type="float" office:value="7.3462787" calcext:value-type="float">
            <text:p>7.3462787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3.217426" calcext:value-type="float">
            <text:p>13.21742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9.0015335" calcext:value-type="float">
            <text:p>9.0015335</text:p>
          </table:table-cell>
          <table:table-cell office:value-type="float" office:value="185.63068" calcext:value-type="float">
            <text:p>185.63068</text:p>
          </table:table-cell>
          <table:table-cell office:value-type="float" office:value="7.711638" calcext:value-type="float">
            <text:p>7.711638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3083" calcext:value-type="float">
            <text:p>185.63083</text:p>
          </table:table-cell>
          <table:table-cell office:value-type="float" office:value="9.997268" calcext:value-type="float">
            <text:p>9.997268</text:p>
          </table:table-cell>
          <table:table-cell office:value-type="float" office:value="140.32632" calcext:value-type="float">
            <text:p>140.32632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53314" calcext:value-type="float">
            <text:p>6.653314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7.3139825" calcext:value-type="float">
            <text:p>7.3139825</text:p>
          </table:table-cell>
          <table:table-cell office:value-type="float" office:value="155.55771" calcext:value-type="float">
            <text:p>155.55771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6.000213" calcext:value-type="float">
            <text:p>6.000213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6.195182" calcext:value-type="float">
            <text:p>6.195182</text:p>
          </table:table-cell>
          <table:table-cell office:value-type="float" office:value="388" calcext:value-type="float">
            <text:p>388</text:p>
          </table:table-cell>
          <table:table-cell office:value-type="float" office:value="6.5474257" calcext:value-type="float">
            <text:p>6.5474257</text:p>
          </table:table-cell>
          <table:table-cell office:value-type="float" office:value="383.8579" calcext:value-type="float">
            <text:p>383.8579</text:p>
          </table:table-cell>
          <table:table-cell office:value-type="float" office:value="11.235789" calcext:value-type="float">
            <text:p>11.235789</text:p>
          </table:table-cell>
          <table:table-cell office:value-type="float" office:value="239.9412" calcext:value-type="float">
            <text:p>239.9412</text:p>
          </table:table-cell>
          <table:table-cell office:value-type="float" office:value="11.984094" calcext:value-type="float">
            <text:p>11.984094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2.75" calcext:value-type="float">
            <text:p>12.75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761" calcext:value-type="float">
            <text:p>23.000761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7.281164" calcext:value-type="float">
            <text:p>7.281164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7073407" calcext:value-type="float">
            <text:p>7.7073407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714762" calcext:value-type="float">
            <text:p>7.714762</text:p>
          </table:table-cell>
          <table:table-cell office:value-type="float" office:value="341.49026" calcext:value-type="float">
            <text:p>341.49026</text:p>
          </table:table-cell>
          <table:table-cell office:value-type="float" office:value="8.2527895" calcext:value-type="float">
            <text:p>8.2527895</text:p>
          </table:table-cell>
          <table:table-cell office:value-type="float" office:value="329.16916" calcext:value-type="float">
            <text:p>329.1691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8.931257" calcext:value-type="float">
            <text:p>8.931257</text:p>
          </table:table-cell>
          <table:table-cell office:value-type="float" office:value="129.42467" calcext:value-type="float">
            <text:p>129.42467</text:p>
          </table:table-cell>
          <table:table-cell office:value-type="float" office:value="9.175" calcext:value-type="float">
            <text:p>9.175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328602" calcext:value-type="float">
            <text:p>16.328602</text:p>
          </table:table-cell>
          <table:table-cell office:value-type="float" office:value="112.863815" calcext:value-type="float">
            <text:p>112.863815</text:p>
          </table:table-cell>
          <table:table-cell office:value-type="float" office:value="16.15" calcext:value-type="float">
            <text:p>16.1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17.984144" calcext:value-type="float">
            <text:p>17.98414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2704" calcext:value-type="float">
            <text:p>14.92704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260729" calcext:value-type="float">
            <text:p>15.260729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4.234491" calcext:value-type="float">
            <text:p>14.234491</text:p>
          </table:table-cell>
          <table:table-cell office:value-type="float" office:value="134.28404" calcext:value-type="float">
            <text:p>134.28404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026501" calcext:value-type="float">
            <text:p>10.026501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0.221919" calcext:value-type="float">
            <text:p>10.221919</text:p>
          </table:table-cell>
          <table:table-cell office:value-type="float" office:value="104.85987" calcext:value-type="float">
            <text:p>104.8598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1270165" calcext:value-type="float">
            <text:p>7.127016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658987" calcext:value-type="float">
            <text:p>7.658987</text:p>
          </table:table-cell>
          <table:table-cell office:value-type="float" office:value="137.64124" calcext:value-type="float">
            <text:p>137.64124</text:p>
          </table:table-cell>
          <table:table-cell office:value-type="float" office:value="8.246429" calcext:value-type="float">
            <text:p>8.246429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579079" calcext:value-type="float">
            <text:p>6.579079</text:p>
          </table:table-cell>
          <table:table-cell office:value-type="float" office:value="153.1885" calcext:value-type="float">
            <text:p>153.1885</text:p>
          </table:table-cell>
          <table:table-cell office:value-type="float" office:value="6.9" calcext:value-type="float">
            <text:p>6.9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08858" calcext:value-type="float">
            <text:p>7.508858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758937" calcext:value-type="float">
            <text:p>13.758937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2.575" calcext:value-type="float">
            <text:p>12.575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23.21988" calcext:value-type="float">
            <text:p>123.21988</text:p>
          </table:table-cell>
          <table:table-cell office:value-type="float" office:value="23.9978" calcext:value-type="float">
            <text:p>23.9978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412" calcext:value-type="float">
            <text:p>23.99412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4646" calcext:value-type="float">
            <text:p>23.994646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712282" calcext:value-type="float">
            <text:p>7.712282</text:p>
          </table:table-cell>
          <table:table-cell office:value-type="float" office:value="131.04388" calcext:value-type="float">
            <text:p>131.04388</text:p>
          </table:table-cell>
          <table:table-cell office:value-type="float" office:value="8.504406" calcext:value-type="float">
            <text:p>8.50440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8.911432" calcext:value-type="float">
            <text:p>8.91143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10.840698" calcext:value-type="float">
            <text:p>10.840698</text:p>
          </table:table-cell>
          <table:table-cell office:value-type="float" office:value="186.7079" calcext:value-type="float">
            <text:p>186.707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8.772078" calcext:value-type="float">
            <text:p>18.772078</text:p>
          </table:table-cell>
          <table:table-cell office:value-type="float" office:value="186.16809" calcext:value-type="float">
            <text:p>186.16809</text:p>
          </table:table-cell>
          <table:table-cell office:value-type="float" office:value="21.575" calcext:value-type="float">
            <text:p>21.57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20.366516" calcext:value-type="float">
            <text:p>20.366516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67158" calcext:value-type="float">
            <text:p>14.967158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745843" calcext:value-type="float">
            <text:p>15.745843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6.298538" calcext:value-type="float">
            <text:p>16.298538</text:p>
          </table:table-cell>
          <table:table-cell office:value-type="float" office:value="196.20544" calcext:value-type="float">
            <text:p>196.20544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646155" calcext:value-type="float">
            <text:p>10.646155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2.404893" calcext:value-type="float">
            <text:p>12.404893</text:p>
          </table:table-cell>
          <table:table-cell office:value-type="float" office:value="170.34909" calcext:value-type="float">
            <text:p>170.34909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23195" calcext:value-type="float">
            <text:p>7.2319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7501283" calcext:value-type="float">
            <text:p>7.7501283</text:p>
          </table:table-cell>
          <table:table-cell office:value-type="float" office:value="140.37547" calcext:value-type="float">
            <text:p>140.37547</text:p>
          </table:table-cell>
          <table:table-cell office:value-type="float" office:value="8.372921" calcext:value-type="float">
            <text:p>8.372921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8367167" calcext:value-type="float">
            <text:p>6.8367167</text:p>
          </table:table-cell>
          <table:table-cell office:value-type="float" office:value="387.88358" calcext:value-type="float">
            <text:p>387.88358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19796" calcext:value-type="float">
            <text:p>7.519796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928593" calcext:value-type="float">
            <text:p>13.928593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3.71988" calcext:value-type="float">
            <text:p>183.71988</text:p>
          </table:table-cell>
          <table:table-cell office:value-type="float" office:value="23.999544" calcext:value-type="float">
            <text:p>23.999544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9102" calcext:value-type="float">
            <text:p>23.999102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4" calcext:value-type="float">
            <text:p>24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9630275" calcext:value-type="float">
            <text:p>7.9630275</text:p>
          </table:table-cell>
          <table:table-cell office:value-type="float" office:value="359.46033" calcext:value-type="float">
            <text:p>359.46033</text:p>
          </table:table-cell>
          <table:table-cell office:value-type="float" office:value="8.610456" calcext:value-type="float">
            <text:p>8.61045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9.010122" calcext:value-type="float">
            <text:p>9.01012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9.35" calcext:value-type="float">
            <text:p>9.35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" calcext:value-type="float">
            <text:p>23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517" calcext:value-type="float">
            <text:p>23.000517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14" calcext:value-type="float">
            <text:p>23.00014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43.74318" calcext:value-type="float">
            <text:p>143.7431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32.94777" calcext:value-type="float">
            <text:p>132.94777</text:p>
          </table:table-cell>
          <table:table-cell office:value-type="float" office:value="17.124403" calcext:value-type="float">
            <text:p>17.124403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027388" calcext:value-type="float">
            <text:p>20.027388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03.3363" calcext:value-type="float">
            <text:p>103.336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623521" calcext:value-type="float">
            <text:p>8.623521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29.90768" calcext:value-type="float">
            <text:p>129.90768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7.780513" calcext:value-type="float">
            <text:p>7.780513</text:p>
          </table:table-cell>
          <table:table-cell office:value-type="float" office:value="376.27356" calcext:value-type="float">
            <text:p>376.27356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356.31793" calcext:value-type="float">
            <text:p>356.31793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6.644434" calcext:value-type="float">
            <text:p>16.644434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61225" calcext:value-type="float">
            <text:p>9.261225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616353" calcext:value-type="float">
            <text:p>9.616353</text:p>
          </table:table-cell>
          <table:table-cell office:value-type="float" office:value="105.12407" calcext:value-type="float">
            <text:p>105.12407</text:p>
          </table:table-cell>
          <table:table-cell office:value-type="float" office:value="9.99097" calcext:value-type="float">
            <text:p>9.99097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65756" calcext:value-type="float">
            <text:p>10.565756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673" calcext:value-type="float">
            <text:p>23.000673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917" calcext:value-type="float">
            <text:p>23.000917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9932" calcext:value-type="float">
            <text:p>206.993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6.19778" calcext:value-type="float">
            <text:p>196.19778</text:p>
          </table:table-cell>
          <table:table-cell office:value-type="float" office:value="17.323956" calcext:value-type="float">
            <text:p>17.323956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107786" calcext:value-type="float">
            <text:p>20.107786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8.8363" calcext:value-type="float">
            <text:p>148.836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99298" calcext:value-type="float">
            <text:p>8.99298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53.40767" calcext:value-type="float">
            <text:p>153.40767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8.163985" calcext:value-type="float">
            <text:p>8.163985</text:p>
          </table:table-cell>
          <table:table-cell office:value-type="float" office:value="387.77774" calcext:value-type="float">
            <text:p>387.77774</text:p>
          </table:table-cell>
          <table:table-cell office:value-type="float" office:value="8.65" calcext:value-type="float">
            <text:p>8.65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379.31796" calcext:value-type="float">
            <text:p>379.31796</text:p>
          </table:table-cell>
          <table:table-cell office:value-type="float" office:value="17.25" calcext:value-type="float">
            <text:p>17.25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7.844639" calcext:value-type="float">
            <text:p>17.844639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8.25" calcext:value-type="float">
            <text:p>18.25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7727" calcext:value-type="float">
            <text:p>9.27727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866833" calcext:value-type="float">
            <text:p>9.866833</text:p>
          </table:table-cell>
          <table:table-cell office:value-type="float" office:value="333.29855" calcext:value-type="float">
            <text:p>333.29855</text:p>
          </table:table-cell>
          <table:table-cell office:value-type="float" office:value="10.00686" calcext:value-type="float">
            <text:p>10.00686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94444" calcext:value-type="float">
            <text:p>10.594444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5.725139" calcext:value-type="float">
            <text:p>15.725139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5.940914" calcext:value-type="float">
            <text:p>15.940914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4.795468" calcext:value-type="float">
            <text:p>14.795468</text:p>
          </table:table-cell>
          <table:table-cell office:value-type="float" office:value="142.27307" calcext:value-type="float">
            <text:p>142.27307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430548" calcext:value-type="float">
            <text:p>19.430548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72334" calcext:value-type="float">
            <text:p>97.57233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3472" calcext:value-type="float">
            <text:p>21.63472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1.921728" calcext:value-type="float">
            <text:p>21.921728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" calcext:value-type="float">
            <text:p>9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369434" calcext:value-type="float">
            <text:p>9.369434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720359" calcext:value-type="float">
            <text:p>9.72035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" calcext:value-type="float">
            <text:p>10</text:p>
          </table:table-cell>
          <table:table-cell office:value-type="float" office:value="137.74767" calcext:value-type="float">
            <text:p>137.74767</text:p>
          </table:table-cell>
          <table:table-cell office:value-type="float" office:value="8.573648" calcext:value-type="float">
            <text:p>8.573648</text:p>
          </table:table-cell>
          <table:table-cell office:value-type="float" office:value="136.17302" calcext:value-type="float">
            <text:p>136.17302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171705" calcext:value-type="float">
            <text:p>9.171705</text:p>
          </table:table-cell>
          <table:table-cell office:value-type="float" office:value="344.26" calcext:value-type="float">
            <text:p>344.26</text:p>
          </table:table-cell>
          <table:table-cell office:value-type="float" office:value="9.712419" calcext:value-type="float">
            <text:p>9.712419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8.02424" calcext:value-type="float">
            <text:p>18.02424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33.07295" calcext:value-type="float">
            <text:p>133.07295</text:p>
          </table:table-cell>
          <table:table-cell office:value-type="float" office:value="19.498016" calcext:value-type="float">
            <text:p>19.498016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19.806799" calcext:value-type="float">
            <text:p>19.806799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0656" calcext:value-type="float">
            <text:p>11.20656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40117" calcext:value-type="float">
            <text:p>11.40117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5.97683" calcext:value-type="float">
            <text:p>15.97683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6.408373" calcext:value-type="float">
            <text:p>16.408373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6.490229" calcext:value-type="float">
            <text:p>16.490229</text:p>
          </table:table-cell>
          <table:table-cell office:value-type="float" office:value="193.11588" calcext:value-type="float">
            <text:p>193.11588</text:p>
          </table:table-cell>
          <table:table-cell office:value-type="float" office:value="23.999346" calcext:value-type="float">
            <text:p>23.999346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4" calcext:value-type="float">
            <text:p>24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4" calcext:value-type="float">
            <text:p>2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671316" calcext:value-type="float">
            <text:p>20.671316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21.45" calcext:value-type="float">
            <text:p>21.45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723" calcext:value-type="float">
            <text:p>159.5723</text:p>
          </table:table-cell>
          <table:table-cell office:value-type="float" office:value="23" calcext:value-type="float">
            <text:p>23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80706" calcext:value-type="float">
            <text:p>21.680706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3" calcext:value-type="float">
            <text:p>23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2.19835" calcext:value-type="float">
            <text:p>22.19835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731719" calcext:value-type="float">
            <text:p>9.731719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909939" calcext:value-type="float">
            <text:p>9.90993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60.74765" calcext:value-type="float">
            <text:p>160.74765</text:p>
          </table:table-cell>
          <table:table-cell office:value-type="float" office:value="8.841037" calcext:value-type="float">
            <text:p>8.841037</text:p>
          </table:table-cell>
          <table:table-cell office:value-type="float" office:value="379.75043" calcext:value-type="float">
            <text:p>379.75043</text:p>
          </table:table-cell>
          <table:table-cell office:value-type="float" office:value="9.55" calcext:value-type="float">
            <text:p>9.55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642069" calcext:value-type="float">
            <text:p>9.642069</text:p>
          </table:table-cell>
          <table:table-cell office:value-type="float" office:value="358.3709" calcext:value-type="float">
            <text:p>358.3709</text:p>
          </table:table-cell>
          <table:table-cell office:value-type="float" office:value="10.195087" calcext:value-type="float">
            <text:p>10.195087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9.240025" calcext:value-type="float">
            <text:p>19.240025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3.07295" calcext:value-type="float">
            <text:p>193.07295</text:p>
          </table:table-cell>
          <table:table-cell office:value-type="float" office:value="20.227247" calcext:value-type="float">
            <text:p>20.227247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20.122017" calcext:value-type="float">
            <text:p>20.122017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528715" calcext:value-type="float">
            <text:p>11.2528715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673006" calcext:value-type="float">
            <text:p>11.673006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6.53087" calcext:value-type="float">
            <text:p>16.53087</text:p>
          </table:table-cell>
          <table:table-cell office:value-type="float" office:value="100.27258" calcext:value-type="float">
            <text:p>100.27258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98595" calcext:value-type="float">
            <text:p>21.298595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243069" calcext:value-type="float">
            <text:p>22.243069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2308" calcext:value-type="float">
            <text:p>23.992308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4068" calcext:value-type="float">
            <text:p>23.99406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3.2281" calcext:value-type="float">
            <text:p>13.2281</text:p>
          </table:table-cell>
          <table:table-cell office:value-type="float" office:value="115.92433" calcext:value-type="float">
            <text:p>115.92433</text:p>
          </table:table-cell>
          <table:table-cell office:value-type="float" office:value="11.337437" calcext:value-type="float">
            <text:p>11.337437</text:p>
          </table:table-cell>
          <table:table-cell office:value-type="float" office:value="105.12486" calcext:value-type="float">
            <text:p>105.12486</text:p>
          </table:table-cell>
          <table:table-cell office:value-type="float" office:value="11.416048" calcext:value-type="float">
            <text:p>11.416048</text:p>
          </table:table-cell>
          <table:table-cell office:value-type="float" office:value="97.17548" calcext:value-type="float">
            <text:p>97.17548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9.725" calcext:value-type="float">
            <text:p>9.725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18569" calcext:value-type="float">
            <text:p>10.618569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0.725" calcext:value-type="float">
            <text:p>10.725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332703" calcext:value-type="float">
            <text:p>21.332703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1.50324" calcext:value-type="float">
            <text:p>21.50324</text:p>
          </table:table-cell>
          <table:table-cell office:value-type="float" office:value="139.43985" calcext:value-type="float">
            <text:p>139.439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1.990087" calcext:value-type="float">
            <text:p>11.990087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8.64018" calcext:value-type="float">
            <text:p>18.64018</text:p>
          </table:table-cell>
          <table:table-cell office:value-type="float" office:value="163.55188" calcext:value-type="float">
            <text:p>163.55188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20024" calcext:value-type="float">
            <text:p>21.320024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2" calcext:value-type="float">
            <text:p>22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328253" calcext:value-type="float">
            <text:p>22.328253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4" calcext:value-type="float">
            <text:p>24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6855" calcext:value-type="float">
            <text:p>23.996855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4" calcext:value-type="float">
            <text:p>24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5.395388" calcext:value-type="float">
            <text:p>15.395388</text:p>
          </table:table-cell>
          <table:table-cell office:value-type="float" office:value="180.94296" calcext:value-type="float">
            <text:p>180.94296</text:p>
          </table:table-cell>
          <table:table-cell office:value-type="float" office:value="13.836171" calcext:value-type="float">
            <text:p>13.836171</text:p>
          </table:table-cell>
          <table:table-cell office:value-type="float" office:value="180.0869" calcext:value-type="float">
            <text:p>180.0869</text:p>
          </table:table-cell>
          <table:table-cell office:value-type="float" office:value="15.682896" calcext:value-type="float">
            <text:p>15.682896</text:p>
          </table:table-cell>
          <table:table-cell office:value-type="float" office:value="225.18091" calcext:value-type="float">
            <text:p>225.18091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44176" calcext:value-type="float">
            <text:p>10.644176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402618" calcext:value-type="float">
            <text:p>21.402618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2.069942" calcext:value-type="float">
            <text:p>22.069942</text:p>
          </table:table-cell>
          <table:table-cell office:value-type="float" office:value="156.4409" calcext:value-type="float">
            <text:p>156.44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2.026433" calcext:value-type="float">
            <text:p>12.026433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9" calcext:value-type="float">
            <text:p>12.9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9.26773" calcext:value-type="float">
            <text:p>19.26773</text:p>
          </table:table-cell>
          <table:table-cell office:value-type="float" office:value="152.48186" calcext:value-type="float">
            <text:p>152.48186</text:p>
          </table:table-cell>
          <table:table-cell office:value-type="float" office:value="19.447483" calcext:value-type="float">
            <text:p>19.447483</text:p>
          </table:table-cell>
          <table:table-cell office:value-type="float" office:value="135.67784" calcext:value-type="float">
            <text:p>135.67784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715" calcext:value-type="float">
            <text:p>23.000715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" calcext:value-type="float">
            <text:p>23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7.3" calcext:value-type="float">
            <text:p>17.3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09472" calcext:value-type="float">
            <text:p>18.00947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8.372496" calcext:value-type="float">
            <text:p>18.372496</text:p>
          </table:table-cell>
          <table:table-cell office:value-type="float" office:value="123.627945" calcext:value-type="float">
            <text:p>123.627945</text:p>
          </table:table-cell>
          <table:table-cell office:value-type="float" office:value="22.946861" calcext:value-type="float">
            <text:p>22.946861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156" calcext:value-type="float">
            <text:p>23.000156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" calcext:value-type="float">
            <text:p>23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" calcext:value-type="float">
            <text:p>23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31141" calcext:value-type="float">
            <text:p>13.031141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543302" calcext:value-type="float">
            <text:p>13.543302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0.641748" calcext:value-type="float">
            <text:p>20.641748</text:p>
          </table:table-cell>
          <table:table-cell office:value-type="float" office:value="193.7024" calcext:value-type="float">
            <text:p>193.7024</text:p>
          </table:table-cell>
          <table:table-cell office:value-type="float" office:value="20.896244" calcext:value-type="float">
            <text:p>20.896244</text:p>
          </table:table-cell>
          <table:table-cell office:value-type="float" office:value="179.14067" calcext:value-type="float">
            <text:p>179.14067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937" calcext:value-type="float">
            <text:p>23.000937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965" calcext:value-type="float">
            <text:p>23.000965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8.1" calcext:value-type="float">
            <text:p>18.1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64842" calcext:value-type="float">
            <text:p>18.06484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9.013855" calcext:value-type="float">
            <text:p>19.013855</text:p>
          </table:table-cell>
          <table:table-cell office:value-type="float" office:value="142.86873" calcext:value-type="float">
            <text:p>142.86873</text:p>
          </table:table-cell>
          <table:table-cell office:value-type="float" office:value="22.947113" calcext:value-type="float">
            <text:p>22.947113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837" calcext:value-type="float">
            <text:p>23.000837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47757" calcext:value-type="float">
            <text:p>13.147757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721949" calcext:value-type="float">
            <text:p>13.721949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" calcext:value-type="float">
            <text:p>23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555" calcext:value-type="float">
            <text:p>23.000555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3416" calcext:value-type="float">
            <text:p>23.993416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2405" calcext:value-type="float">
            <text:p>23.99240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19.4" calcext:value-type="float">
            <text:p>19.4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8.728134" calcext:value-type="float">
            <text:p>18.728134</text:p>
          </table:table-cell>
          <table:table-cell office:value-type="float" office:value="125.950455" calcext:value-type="float">
            <text:p>125.950455</text:p>
          </table:table-cell>
          <table:table-cell office:value-type="float" office:value="18.875" calcext:value-type="float">
            <text:p>18.875</text:p>
          </table:table-cell>
          <table:table-cell office:value-type="float" office:value="117.777695" calcext:value-type="float">
            <text:p>117.777695</text:p>
          </table:table-cell>
          <table:table-cell office:value-type="float" office:value="19.716301" calcext:value-type="float">
            <text:p>19.716301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88" calcext:value-type="float">
            <text:p>97.38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279472" calcext:value-type="float">
            <text:p>14.279472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4.425" calcext:value-type="float">
            <text:p>14.425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4" calcext:value-type="float">
            <text:p>24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5962" calcext:value-type="float">
            <text:p>23.995962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6035" calcext:value-type="float">
            <text:p>23.99603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20.05" calcext:value-type="float">
            <text:p>20.05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9.088573" calcext:value-type="float">
            <text:p>19.088573</text:p>
          </table:table-cell>
          <table:table-cell office:value-type="float" office:value="136.76364" calcext:value-type="float">
            <text:p>136.76364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9.27771" calcext:value-type="float">
            <text:p>139.27771</text:p>
          </table:table-cell>
          <table:table-cell office:value-type="float" office:value="19.726538" calcext:value-type="float">
            <text:p>19.726538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4" calcext:value-type="float">
            <text:p>24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4" calcext:value-type="float">
            <text:p>24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4" calcext:value-type="float">
            <text:p>24</text:p>
          </table:table-cell>
          <table:table-cell office:value-type="float" office:value="97.388" calcext:value-type="float">
            <text:p>97.388</text:p>
          </table:table-cell>
          <table:table-cell office:value-type="float" office:value="24" calcext:value-type="float">
            <text:p>24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706756" calcext:value-type="float">
            <text:p>14.706756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5932" calcext:value-type="float">
            <text:p>23.995932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818" calcext:value-type="float">
            <text:p>23.99818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7533" calcext:value-type="float">
            <text:p>20.39753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4" calcext:value-type="float">
            <text:p>20.4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370533" calcext:value-type="float">
            <text:p>21.370533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672432" calcext:value-type="float">
            <text:p>20.672432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00453" calcext:value-type="float">
            <text:p>15.200453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226269" calcext:value-type="float">
            <text:p>16.226269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708" calcext:value-type="float">
            <text:p>23.99708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9424" calcext:value-type="float">
            <text:p>23.999424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00373" calcext:value-type="float">
            <text:p>20.40037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8" calcext:value-type="float">
            <text:p>20.8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461088" calcext:value-type="float">
            <text:p>21.461088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20.15" calcext:value-type="float">
            <text:p>20.1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79684" calcext:value-type="float">
            <text:p>20.79684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1587" calcext:value-type="float">
            <text:p>15.251587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357063" calcext:value-type="float">
            <text:p>16.357063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18239" calcext:value-type="float">
            <text:p>21.718239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1.415434" calcext:value-type="float">
            <text:p>21.415434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1.717062" calcext:value-type="float">
            <text:p>21.717062</text:p>
          </table:table-cell>
          <table:table-cell office:value-type="float" office:value="97.027626" calcext:value-type="float">
            <text:p>97.027626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0.2" calcext:value-type="float">
            <text:p>20.2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1.380756" calcext:value-type="float">
            <text:p>21.380756</text:p>
          </table:table-cell>
          <table:table-cell office:value-type="float" office:value="97.01084" calcext:value-type="float">
            <text:p>97.01084</text:p>
          </table:table-cell>
          <table:table-cell office:value-type="float" office:value="22.61125" calcext:value-type="float">
            <text:p>22.61125</text:p>
          </table:table-cell>
          <table:table-cell office:value-type="float" office:value="120.99876" calcext:value-type="float">
            <text:p>120.9987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74202" calcext:value-type="float">
            <text:p>16.674202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277555" calcext:value-type="float">
            <text:p>17.277555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7.25" calcext:value-type="float">
            <text:p>17.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830168" calcext:value-type="float">
            <text:p>22.830168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2.33685" calcext:value-type="float">
            <text:p>22.33685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3" calcext:value-type="float">
            <text:p>23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2.796675" calcext:value-type="float">
            <text:p>22.796675</text:p>
          </table:table-cell>
          <table:table-cell office:value-type="float" office:value="129.41602" calcext:value-type="float">
            <text:p>129.41602</text:p>
          </table:table-cell>
          <table:table-cell office:value-type="float" office:value="23" calcext:value-type="float">
            <text:p>23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3" calcext:value-type="float">
            <text:p>23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2.573679" calcext:value-type="float">
            <text:p>22.573679</text:p>
          </table:table-cell>
          <table:table-cell office:value-type="float" office:value="132.79852" calcext:value-type="float">
            <text:p>132.79852</text:p>
          </table:table-cell>
          <table:table-cell office:value-type="float" office:value="22.900972" calcext:value-type="float">
            <text:p>22.900972</text:p>
          </table:table-cell>
          <table:table-cell office:value-type="float" office:value="129.69043" calcext:value-type="float">
            <text:p>129.6904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6645" calcext:value-type="float">
            <text:p>16.96645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432417" calcext:value-type="float">
            <text:p>17.432417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8.025" calcext:value-type="float">
            <text:p>18.0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939" calcext:value-type="float">
            <text:p>23.992939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3114" calcext:value-type="float">
            <text:p>23.99311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579" calcext:value-type="float">
            <text:p>23.995579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323" calcext:value-type="float">
            <text:p>23.998323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5644" calcext:value-type="float">
            <text:p>23.9956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7196" calcext:value-type="float">
            <text:p>23.997196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089304" calcext:value-type="float">
            <text:p>18.089304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8.525" calcext:value-type="float">
            <text:p>18.525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4387" calcext:value-type="float">
            <text:p>23.994387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4" calcext:value-type="float">
            <text:p>24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4" calcext:value-type="float">
            <text:p>24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895" calcext:value-type="float">
            <text:p>23.995895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558" calcext:value-type="float">
            <text:p>23.998558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6344" calcext:value-type="float">
            <text:p>23.9963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8455" calcext:value-type="float">
            <text:p>23.998455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15725" calcext:value-type="float">
            <text:p>18.15725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9.3" calcext:value-type="float">
            <text:p>19.3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031" calcext:value-type="float">
            <text:p>18.99031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672607" calcext:value-type="float">
            <text:p>19.672607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802698" calcext:value-type="float">
            <text:p>19.802698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19.8" calcext:value-type="float">
            <text:p>19.8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32148" calcext:value-type="float">
            <text:p>19.332148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751514" calcext:value-type="float">
            <text:p>19.751514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91852" calcext:value-type="float">
            <text:p>19.91852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462034" calcext:value-type="float">
            <text:p>20.462034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56573" calcext:value-type="float">
            <text:p>20.856573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0.75" calcext:value-type="float">
            <text:p>20.75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561382" calcext:value-type="float">
            <text:p>20.561382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82362" calcext:value-type="float">
            <text:p>20.882362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6684" calcext:value-type="float">
            <text:p>21.296684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1855" calcext:value-type="float">
            <text:p>21.51855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8887" calcext:value-type="float">
            <text:p>21.298887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49276" calcext:value-type="float">
            <text:p>21.549276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2.3" calcext:value-type="float">
            <text:p>22.3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40303" calcext:value-type="float">
            <text:p>22.240303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11017" calcext:value-type="float">
            <text:p>22.51101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259" calcext:value-type="float">
            <text:p>22.96259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5122" calcext:value-type="float">
            <text:p>22.25122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41607" calcext:value-type="float">
            <text:p>22.54160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4767" calcext:value-type="float">
            <text:p>22.964767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" calcext:value-type="float">
            <text:p>23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" calcext:value-type="float">
            <text:p>23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" calcext:value-type="float">
            <text:p>23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8806" calcext:value-type="float">
            <text:p>23.998806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4" calcext:value-type="float">
            <text:p>24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9704" calcext:value-type="float">
            <text:p>23.999704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4" calcext:value-type="float">
            <text:p>24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07:23:56.851603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2T07:25:20.356457801</dc:date>
    <meta:editing-duration>PT36M30S</meta:editing-duration>
    <meta:editing-cycles>20</meta:editing-cycles>
    <meta:generator>LibreOffice/24.2.3.2$Linux_X86_64 LibreOffice_project/420$Build-2</meta:generator>
    <meta:document-statistic meta:table-count="5" meta:cell-count="189580" meta:object-count="0"/>
  </office:meta>
</office:document-meta>
</file>